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3.58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81cm"/>
    </style:style>
    <style:style style:name="co16" style:family="table-column">
      <style:table-column-properties fo:break-before="auto" style:column-width="1.863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2.113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1.446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252cm"/>
    </style:style>
    <style:style style:name="co23" style:family="table-column">
      <style:table-column-properties fo:break-before="auto" style:column-width="2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dout origi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ce1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original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">
            <text:p>20</text:p>
          </table:table-cell>
          <table:table-cell office:value-type="string">
            <text:p>tLoop</text:p>
          </table:table-cell>
          <table:table-cell office:value-type="float" office:value="18471">
            <text:p>1847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8491">
            <text:p>18491</text:p>
          </table:table-cell>
          <table:table-cell office:value-type="string">
            <text:p>tReal</text:p>
          </table:table-cell>
          <table:table-cell table:formula="of:=([.$P2]+[.$R2])/1000" office:value-type="float" office:value="18.471">
            <text:p>1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6">
            <text:p>26</text:p>
          </table:table-cell>
          <table:table-cell office:value-type="string">
            <text:p>tLoop</text:p>
          </table:table-cell>
          <table:table-cell office:value-type="float" office:value="87143">
            <text:p>8714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7169">
            <text:p>87169</text:p>
          </table:table-cell>
          <table:table-cell office:value-type="string">
            <text:p>tReal</text:p>
          </table:table-cell>
          <table:table-cell table:formula="of:=([.$P3]+[.$R3])/1000" office:value-type="float" office:value="87.143">
            <text:p>8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9">
            <text:p>59</text:p>
          </table:table-cell>
          <table:table-cell office:value-type="string">
            <text:p>tLoop</text:p>
          </table:table-cell>
          <table:table-cell office:value-type="float" office:value="212439">
            <text:p>21243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12498">
            <text:p>212498</text:p>
          </table:table-cell>
          <table:table-cell office:value-type="string">
            <text:p>tReal</text:p>
          </table:table-cell>
          <table:table-cell table:formula="of:=([.$P4]+[.$R4])/1000" office:value-type="float" office:value="212.439">
            <text:p>2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10">
            <text:p>110</text:p>
          </table:table-cell>
          <table:table-cell office:value-type="string">
            <text:p>tLoop</text:p>
          </table:table-cell>
          <table:table-cell office:value-type="float" office:value="402477">
            <text:p>40247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02587">
            <text:p>402587</text:p>
          </table:table-cell>
          <table:table-cell office:value-type="string">
            <text:p>tReal</text:p>
          </table:table-cell>
          <table:table-cell table:formula="of:=([.$P5]+[.$R5])/1000" office:value-type="float" office:value="402.477">
            <text:p>40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5">
            <text:p>165</text:p>
          </table:table-cell>
          <table:table-cell office:value-type="string">
            <text:p>tLoop</text:p>
          </table:table-cell>
          <table:table-cell office:value-type="float" office:value="643853">
            <text:p>64385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644018">
            <text:p>644018</text:p>
          </table:table-cell>
          <table:table-cell office:value-type="string">
            <text:p>tReal</text:p>
          </table:table-cell>
          <table:table-cell table:formula="of:=([.$P6]+[.$R6])/1000" office:value-type="float" office:value="643.853">
            <text:p>64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36">
            <text:p>236</text:p>
          </table:table-cell>
          <table:table-cell office:value-type="string">
            <text:p>tLoop</text:p>
          </table:table-cell>
          <table:table-cell office:value-type="float" office:value="945238">
            <text:p>94523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945474">
            <text:p>945474</text:p>
          </table:table-cell>
          <table:table-cell office:value-type="string">
            <text:p>tReal</text:p>
          </table:table-cell>
          <table:table-cell table:formula="of:=([.$P7]+[.$R7])/1000" office:value-type="float" office:value="945.238">
            <text:p>94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25">
            <text:p>325</text:p>
          </table:table-cell>
          <table:table-cell office:value-type="string">
            <text:p>tLoop</text:p>
          </table:table-cell>
          <table:table-cell office:value-type="float" office:value="1311834">
            <text:p>131183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312159">
            <text:p>1312159</text:p>
          </table:table-cell>
          <table:table-cell office:value-type="string">
            <text:p>tReal</text:p>
          </table:table-cell>
          <table:table-cell table:formula="of:=([.$P8]+[.$R8])/1000" office:value-type="float" office:value="1311.834">
            <text:p>13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13">
            <text:p>413</text:p>
          </table:table-cell>
          <table:table-cell office:value-type="string">
            <text:p>tLoop</text:p>
          </table:table-cell>
          <table:table-cell office:value-type="float" office:value="1731896">
            <text:p>173189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732309">
            <text:p>1732309</text:p>
          </table:table-cell>
          <table:table-cell office:value-type="string">
            <text:p>tReal</text:p>
          </table:table-cell>
          <table:table-cell table:formula="of:=([.$P9]+[.$R9])/1000" office:value-type="float" office:value="1731.896">
            <text:p>173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33">
            <text:p>533</text:p>
          </table:table-cell>
          <table:table-cell office:value-type="string">
            <text:p>tLoop</text:p>
          </table:table-cell>
          <table:table-cell office:value-type="float" office:value="2219114">
            <text:p>221911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219647">
            <text:p>2219647</text:p>
          </table:table-cell>
          <table:table-cell office:value-type="string">
            <text:p>tReal</text:p>
          </table:table-cell>
          <table:table-cell table:formula="of:=([.$P10]+[.$R10])/1000" office:value-type="float" office:value="2219.114">
            <text:p>22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651">
            <text:p>651</text:p>
          </table:table-cell>
          <table:table-cell office:value-type="string">
            <text:p>tLoop</text:p>
          </table:table-cell>
          <table:table-cell office:value-type="float" office:value="2747341">
            <text:p>274734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747992">
            <text:p>2747992</text:p>
          </table:table-cell>
          <table:table-cell office:value-type="string">
            <text:p>tReal</text:p>
          </table:table-cell>
          <table:table-cell table:formula="of:=([.$P11]+[.$R11])/1000" office:value-type="float" office:value="2747.341">
            <text:p>274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85">
            <text:p>785</text:p>
          </table:table-cell>
          <table:table-cell office:value-type="string">
            <text:p>tLoop</text:p>
          </table:table-cell>
          <table:table-cell office:value-type="float" office:value="3343854">
            <text:p>334385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3344639">
            <text:p>3344639</text:p>
          </table:table-cell>
          <table:table-cell office:value-type="string">
            <text:p>tReal</text:p>
          </table:table-cell>
          <table:table-cell table:formula="of:=([.$P12]+[.$R12])/1000" office:value-type="float" office:value="3343.854">
            <text:p>334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278">
            <text:p>3278</text:p>
          </table:table-cell>
          <table:table-cell office:value-type="string">
            <text:p>tLoop</text:p>
          </table:table-cell>
          <table:table-cell office:value-type="float" office:value="4012391">
            <text:p>401239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015669">
            <text:p>4015669</text:p>
          </table:table-cell>
          <table:table-cell office:value-type="string">
            <text:p>tReal</text:p>
          </table:table-cell>
          <table:table-cell table:formula="of:=([.$P13]+[.$R13])/1000" office:value-type="float" office:value="4012.391">
            <text:p>40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106">
            <text:p>1106</text:p>
          </table:table-cell>
          <table:table-cell office:value-type="string">
            <text:p>tLoop</text:p>
          </table:table-cell>
          <table:table-cell office:value-type="float" office:value="4699247">
            <text:p>469924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700353">
            <text:p>4700353</text:p>
          </table:table-cell>
          <table:table-cell office:value-type="string">
            <text:p>tReal</text:p>
          </table:table-cell>
          <table:table-cell table:formula="of:=([.$P14]+[.$R14])/1000" office:value-type="float" office:value="4699.247">
            <text:p>469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80">
            <text:p>1280</text:p>
          </table:table-cell>
          <table:table-cell office:value-type="string">
            <text:p>tLoop</text:p>
          </table:table-cell>
          <table:table-cell office:value-type="float" office:value="5504229">
            <text:p>550422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5505509">
            <text:p>5505509</text:p>
          </table:table-cell>
          <table:table-cell office:value-type="string">
            <text:p>tReal</text:p>
          </table:table-cell>
          <table:table-cell table:formula="of:=([.$P15]+[.$R15])/1000" office:value-type="float" office:value="5504.229">
            <text:p>550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802">
            <text:p>3802</text:p>
          </table:table-cell>
          <table:table-cell office:value-type="string">
            <text:p>tLoop</text:p>
          </table:table-cell>
          <table:table-cell office:value-type="float" office:value="6325686">
            <text:p>632568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6329488">
            <text:p>6329488</text:p>
          </table:table-cell>
          <table:table-cell office:value-type="string">
            <text:p>tReal</text:p>
          </table:table-cell>
          <table:table-cell table:formula="of:=([.$P16]+[.$R16])/1000" office:value-type="float" office:value="6325.686">
            <text:p>632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71">
            <text:p>1671</text:p>
          </table:table-cell>
          <table:table-cell office:value-type="string">
            <text:p>tLoop</text:p>
          </table:table-cell>
          <table:table-cell office:value-type="float" office:value="7229334">
            <text:p>722933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231005">
            <text:p>7231005</text:p>
          </table:table-cell>
          <table:table-cell office:value-type="string">
            <text:p>tReal</text:p>
          </table:table-cell>
          <table:table-cell table:formula="of:=([.$P17]+[.$R17])/1000" office:value-type="float" office:value="7229.334">
            <text:p>722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219">
            <text:p>4219</text:p>
          </table:table-cell>
          <table:table-cell office:value-type="string">
            <text:p>tLoop</text:p>
          </table:table-cell>
          <table:table-cell office:value-type="float" office:value="8169883">
            <text:p>816988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174102">
            <text:p>8174102</text:p>
          </table:table-cell>
          <table:table-cell office:value-type="string">
            <text:p>tReal</text:p>
          </table:table-cell>
          <table:table-cell table:formula="of:=([.$P18]+[.$R18])/1000" office:value-type="float" office:value="8169.883">
            <text:p>817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117">
            <text:p>2117</text:p>
          </table:table-cell>
          <table:table-cell office:value-type="string">
            <text:p>tLoop</text:p>
          </table:table-cell>
          <table:table-cell office:value-type="float" office:value="7191905">
            <text:p>719190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194022">
            <text:p>7194022</text:p>
          </table:table-cell>
          <table:table-cell office:value-type="string">
            <text:p>tReal</text:p>
          </table:table-cell>
          <table:table-cell table:formula="of:=([.$P19]+[.$R19])/1000" office:value-type="float" office:value="7191.905">
            <text:p>719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689">
            <text:p>3689</text:p>
          </table:table-cell>
          <table:table-cell office:value-type="string">
            <text:p>tLoop</text:p>
          </table:table-cell>
          <table:table-cell office:value-type="float" office:value="7561706">
            <text:p>756170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565395">
            <text:p>7565395</text:p>
          </table:table-cell>
          <table:table-cell office:value-type="string">
            <text:p>tReal</text:p>
          </table:table-cell>
          <table:table-cell table:formula="of:=([.$P20]+[.$R20])/1000" office:value-type="float" office:value="7561.706">
            <text:p>756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615">
            <text:p>2615</text:p>
          </table:table-cell>
          <table:table-cell office:value-type="string">
            <text:p>tLoop</text:p>
          </table:table-cell>
          <table:table-cell office:value-type="float" office:value="8572256">
            <text:p>857225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574871">
            <text:p>8574871</text:p>
          </table:table-cell>
          <table:table-cell office:value-type="string">
            <text:p>tReal</text:p>
          </table:table-cell>
          <table:table-cell table:formula="of:=([.$P21]+[.$R21])/1000" office:value-type="float" office:value="8572.256">
            <text:p>857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197">
            <text:p>5197</text:p>
          </table:table-cell>
          <table:table-cell office:value-type="string">
            <text:p>tLoop</text:p>
          </table:table-cell>
          <table:table-cell office:value-type="float" office:value="9538781">
            <text:p>953878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9543978">
            <text:p>9543978</text:p>
          </table:table-cell>
          <table:table-cell office:value-type="string">
            <text:p>tReal</text:p>
          </table:table-cell>
          <table:table-cell table:formula="of:=([.$P22]+[.$R22])/1000" office:value-type="float" office:value="9538.781">
            <text:p>953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489">
            <text:p>5489</text:p>
          </table:table-cell>
          <table:table-cell office:value-type="string">
            <text:p>tLoop</text:p>
          </table:table-cell>
          <table:table-cell office:value-type="float" office:value="10308969">
            <text:p>1030896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0314458">
            <text:p>10314458</text:p>
          </table:table-cell>
          <table:table-cell office:value-type="string">
            <text:p>tReal</text:p>
          </table:table-cell>
          <table:table-cell table:formula="of:=([.$P23]+[.$R23])/1000" office:value-type="float" office:value="10308.969">
            <text:p>1030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445">
            <text:p>3445</text:p>
          </table:table-cell>
          <table:table-cell office:value-type="string">
            <text:p>tLoop</text:p>
          </table:table-cell>
          <table:table-cell office:value-type="float" office:value="12017412">
            <text:p>1201741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2020857">
            <text:p>12020857</text:p>
          </table:table-cell>
          <table:table-cell office:value-type="string">
            <text:p>tReal</text:p>
          </table:table-cell>
          <table:table-cell table:formula="of:=([.$P24]+[.$R24])/1000" office:value-type="float" office:value="12017.412">
            <text:p>1201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216">
            <text:p>10216</text:p>
          </table:table-cell>
          <table:table-cell office:value-type="string">
            <text:p>tLoop</text:p>
          </table:table-cell>
          <table:table-cell office:value-type="float" office:value="16503005">
            <text:p>1650300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6513221">
            <text:p>16513221</text:p>
          </table:table-cell>
          <table:table-cell office:value-type="string">
            <text:p>tReal</text:p>
          </table:table-cell>
          <table:table-cell table:formula="of:=([.$P25]+[.$R25])/1000" office:value-type="float" office:value="16503.005">
            <text:p>1650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289">
            <text:p>9289</text:p>
          </table:table-cell>
          <table:table-cell office:value-type="string">
            <text:p>tLoop</text:p>
          </table:table-cell>
          <table:table-cell office:value-type="float" office:value="17957849">
            <text:p>1795784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7967138">
            <text:p>17967138</text:p>
          </table:table-cell>
          <table:table-cell office:value-type="string">
            <text:p>tReal</text:p>
          </table:table-cell>
          <table:table-cell table:formula="of:=([.$P26]+[.$R26])/1000" office:value-type="float" office:value="17957.849">
            <text:p>1795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397">
            <text:p>4397</text:p>
          </table:table-cell>
          <table:table-cell office:value-type="string">
            <text:p>tLoop</text:p>
          </table:table-cell>
          <table:table-cell office:value-type="float" office:value="19467007">
            <text:p>1946700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9471404">
            <text:p>19471404</text:p>
          </table:table-cell>
          <table:table-cell office:value-type="string">
            <text:p>tReal</text:p>
          </table:table-cell>
          <table:table-cell table:formula="of:=([.$P27]+[.$R27])/1000" office:value-type="float" office:value="19467.007">
            <text:p>1946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407">
            <text:p>9407</text:p>
          </table:table-cell>
          <table:table-cell office:value-type="string">
            <text:p>tLoop</text:p>
          </table:table-cell>
          <table:table-cell office:value-type="float" office:value="21058139">
            <text:p>2105813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1067546">
            <text:p>21067546</text:p>
          </table:table-cell>
          <table:table-cell office:value-type="string">
            <text:p>tReal</text:p>
          </table:table-cell>
          <table:table-cell table:formula="of:=([.$P28]+[.$R28])/1000" office:value-type="float" office:value="21058.139">
            <text:p>2105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754">
            <text:p>9754</text:p>
          </table:table-cell>
          <table:table-cell office:value-type="string">
            <text:p>tLoop</text:p>
          </table:table-cell>
          <table:table-cell office:value-type="float" office:value="22718954">
            <text:p>2271895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2728708">
            <text:p>22728708</text:p>
          </table:table-cell>
          <table:table-cell office:value-type="string">
            <text:p>tReal</text:p>
          </table:table-cell>
          <table:table-cell table:formula="of:=([.$P29]+[.$R29])/1000" office:value-type="float" office:value="22718.954">
            <text:p>227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791">
            <text:p>7791</text:p>
          </table:table-cell>
          <table:table-cell office:value-type="string">
            <text:p>tLoop</text:p>
          </table:table-cell>
          <table:table-cell office:value-type="float" office:value="24903842">
            <text:p>2490384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4911633">
            <text:p>24911633</text:p>
          </table:table-cell>
          <table:table-cell office:value-type="string">
            <text:p>tReal</text:p>
          </table:table-cell>
          <table:table-cell table:formula="of:=([.$P30]+[.$R30])/1000" office:value-type="float" office:value="24903.842">
            <text:p>2490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521">
            <text:p>10521</text:p>
          </table:table-cell>
          <table:table-cell office:value-type="string">
            <text:p>tLoop</text:p>
          </table:table-cell>
          <table:table-cell office:value-type="float" office:value="21043421">
            <text:p>2104342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1053942">
            <text:p>21053942</text:p>
          </table:table-cell>
          <table:table-cell office:value-type="string">
            <text:p>tReal</text:p>
          </table:table-cell>
          <table:table-cell table:formula="of:=([.$P31]+[.$R31])/1000" office:value-type="float" office:value="21043.421">
            <text:p>2104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986">
            <text:p>10986</text:p>
          </table:table-cell>
          <table:table-cell office:value-type="string">
            <text:p>tLoop</text:p>
          </table:table-cell>
          <table:table-cell office:value-type="float" office:value="23593485">
            <text:p>2359348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3604471">
            <text:p>23604471</text:p>
          </table:table-cell>
          <table:table-cell office:value-type="string">
            <text:p>tReal</text:p>
          </table:table-cell>
          <table:table-cell table:formula="of:=([.$P32]+[.$R32])/1000" office:value-type="float" office:value="23593.485">
            <text:p>2359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3017">
            <text:p>13017</text:p>
          </table:table-cell>
          <table:table-cell office:value-type="string">
            <text:p>tLoop</text:p>
          </table:table-cell>
          <table:table-cell office:value-type="float" office:value="23399003">
            <text:p>2339900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3412020">
            <text:p>23412020</text:p>
          </table:table-cell>
          <table:table-cell office:value-type="string">
            <text:p>tReal</text:p>
          </table:table-cell>
          <table:table-cell table:formula="of:=([.$P33]+[.$R33])/1000" office:value-type="float" office:value="23399.003">
            <text:p>23399</text:p>
          </table:table-cell>
        </table:table-row>
      </table:table>
      <table:table table:name="stdout blocksize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row table:style-name="ro1">
          <table:table-cell table:number-columns-repeated="2"/>
          <table:table-cell table:style-name="Default"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/>
          <table:table-cell table:style-name="Default"/>
          <table:table-cell/>
          <table:table-cell office:value-type="string">
            <text:p>simulation time (ms)</text:p>
          </table:table-cell>
          <table:table-cell table:style-name="Default"/>
          <table:table-cell/>
          <table:table-cell table:style-name="Default"/>
          <table:table-cell table:number-columns-repeated="13"/>
          <table:table-cell office:value-type="string">
            <text:p>block size 2</text:p>
          </table:table-cell>
          <table:table-cell/>
          <table:table-cell office:value-type="string">
            <text:p>block size 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743455">
            <text:p>743455</text:p>
          </table:table-cell>
          <table:table-cell office:value-type="string">
            <text:p>tLoop</text:p>
          </table:table-cell>
          <table:table-cell office:value-type="float" office:value="167228">
            <text:p>167228</text:p>
          </table:table-cell>
          <table:table-cell office:value-type="string">
            <text:p>tWrite</text:p>
          </table:table-cell>
          <table:table-cell office:value-type="float" office:value="349">
            <text:p>349</text:p>
          </table:table-cell>
          <table:table-cell office:value-type="string">
            <text:p>tCompute</text:p>
          </table:table-cell>
          <table:table-cell office:value-type="float" office:value="72">
            <text:p>72</text:p>
          </table:table-cell>
          <table:table-cell office:value-type="string">
            <text:p>tRead</text:p>
          </table:table-cell>
          <table:table-cell office:value-type="float" office:value="68">
            <text:p>68</text:p>
          </table:table-cell>
          <table:table-cell office:value-type="string">
            <text:p>tLoopCycle</text:p>
          </table:table-cell>
          <table:table-cell office:value-type="float" office:value="83">
            <text:p>83</text:p>
          </table:table-cell>
          <table:table-cell office:value-type="string">
            <text:p>tTotal</text:p>
          </table:table-cell>
          <table:table-cell office:value-type="float" office:value="910751">
            <text:p>910751</text:p>
          </table:table-cell>
          <table:table-cell office:value-type="string">
            <text:p>tReal</text:p>
          </table:table-cell>
          <table:table-cell table:style-name="ce1" table:formula="of:=([.$P2]+[.$R2])/1000" office:value-type="float" office:value="167.577">
            <text:p>168</text:p>
          </table:table-cell>
          <table:table-cell office:value-type="string">
            <text:p>speedup</text:p>
          </table:table-cell>
          <table:table-cell table:formula="of:=['stdout original'.AB2]/[.AB2]" office:value-type="float" office:value="0.110223956748241">
            <text:p>0.110223956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24438">
            <text:p>124438</text:p>
          </table:table-cell>
          <table:table-cell office:value-type="string">
            <text:p>tLoop</text:p>
          </table:table-cell>
          <table:table-cell office:value-type="float" office:value="168761">
            <text:p>168761</text:p>
          </table:table-cell>
          <table:table-cell office:value-type="string">
            <text:p>tWrite</text:p>
          </table:table-cell>
          <table:table-cell office:value-type="float" office:value="383">
            <text:p>383</text:p>
          </table:table-cell>
          <table:table-cell office:value-type="string">
            <text:p>tCompute</text:p>
          </table:table-cell>
          <table:table-cell office:value-type="float" office:value="71">
            <text:p>71</text:p>
          </table:table-cell>
          <table:table-cell office:value-type="string">
            <text:p>tRead</text:p>
          </table:table-cell>
          <table:table-cell office:value-type="float" office:value="78">
            <text:p>78</text:p>
          </table:table-cell>
          <table:table-cell office:value-type="string">
            <text:p>tLoopCycle</text:p>
          </table:table-cell>
          <table:table-cell office:value-type="float" office:value="83">
            <text:p>83</text:p>
          </table:table-cell>
          <table:table-cell office:value-type="string">
            <text:p>tTotal</text:p>
          </table:table-cell>
          <table:table-cell office:value-type="float" office:value="293277">
            <text:p>293277</text:p>
          </table:table-cell>
          <table:table-cell office:value-type="string">
            <text:p>tReal</text:p>
          </table:table-cell>
          <table:table-cell table:style-name="ce1" table:formula="of:=([.$P3]+[.$R3])/1000" office:value-type="float" office:value="169.144">
            <text:p>169</text:p>
          </table:table-cell>
          <table:table-cell office:value-type="string">
            <text:p>speedup</text:p>
          </table:table-cell>
          <table:table-cell table:formula="of:=['stdout original'.AB3]/[.AB3]" office:value-type="float" office:value="0.515200066215769">
            <text:p>0.515200066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43960">
            <text:p>143960</text:p>
          </table:table-cell>
          <table:table-cell office:value-type="string">
            <text:p>tLoop</text:p>
          </table:table-cell>
          <table:table-cell office:value-type="float" office:value="163788">
            <text:p>163788</text:p>
          </table:table-cell>
          <table:table-cell office:value-type="string">
            <text:p>tWrite</text:p>
          </table:table-cell>
          <table:table-cell office:value-type="float" office:value="367">
            <text:p>367</text:p>
          </table:table-cell>
          <table:table-cell office:value-type="string">
            <text:p>tCompute</text:p>
          </table:table-cell>
          <table:table-cell office:value-type="float" office:value="70">
            <text:p>70</text:p>
          </table:table-cell>
          <table:table-cell office:value-type="string">
            <text:p>tRead</text:p>
          </table:table-cell>
          <table:table-cell office:value-type="float" office:value="108">
            <text:p>108</text:p>
          </table:table-cell>
          <table:table-cell office:value-type="string">
            <text:p>tLoopCycle</text:p>
          </table:table-cell>
          <table:table-cell office:value-type="float" office:value="83">
            <text:p>83</text:p>
          </table:table-cell>
          <table:table-cell office:value-type="string">
            <text:p>tTotal</text:p>
          </table:table-cell>
          <table:table-cell office:value-type="float" office:value="307856">
            <text:p>307856</text:p>
          </table:table-cell>
          <table:table-cell office:value-type="string">
            <text:p>tReal</text:p>
          </table:table-cell>
          <table:table-cell table:style-name="ce1" table:formula="of:=([.$P4]+[.$R4])/1000" office:value-type="float" office:value="164.155">
            <text:p>164</text:p>
          </table:table-cell>
          <table:table-cell office:value-type="string">
            <text:p>speedup</text:p>
          </table:table-cell>
          <table:table-cell table:formula="of:=['stdout original'.AB4]/[.AB4]" office:value-type="float" office:value="1.29413663915202">
            <text:p>1.294136639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65386">
            <text:p>165386</text:p>
          </table:table-cell>
          <table:table-cell office:value-type="string">
            <text:p>tLoop</text:p>
          </table:table-cell>
          <table:table-cell office:value-type="float" office:value="165716">
            <text:p>165716</text:p>
          </table:table-cell>
          <table:table-cell office:value-type="string">
            <text:p>tWrite</text:p>
          </table:table-cell>
          <table:table-cell office:value-type="float" office:value="375">
            <text:p>375</text:p>
          </table:table-cell>
          <table:table-cell office:value-type="string">
            <text:p>tCompute</text:p>
          </table:table-cell>
          <table:table-cell office:value-type="float" office:value="68">
            <text:p>68</text:p>
          </table:table-cell>
          <table:table-cell office:value-type="string">
            <text:p>tRead</text:p>
          </table:table-cell>
          <table:table-cell office:value-type="float" office:value="101">
            <text:p>101</text:p>
          </table:table-cell>
          <table:table-cell office:value-type="string">
            <text:p>tLoopCycle</text:p>
          </table:table-cell>
          <table:table-cell office:value-type="float" office:value="82">
            <text:p>82</text:p>
          </table:table-cell>
          <table:table-cell office:value-type="string">
            <text:p>tTotal</text:p>
          </table:table-cell>
          <table:table-cell office:value-type="float" office:value="331203">
            <text:p>331203</text:p>
          </table:table-cell>
          <table:table-cell office:value-type="string">
            <text:p>tReal</text:p>
          </table:table-cell>
          <table:table-cell table:style-name="ce1" table:formula="of:=([.$P5]+[.$R5])/1000" office:value-type="float" office:value="166.091">
            <text:p>166</text:p>
          </table:table-cell>
          <table:table-cell office:value-type="string">
            <text:p>speedup</text:p>
          </table:table-cell>
          <table:table-cell table:formula="of:=['stdout original'.AB5]/[.AB5]" office:value-type="float" office:value="2.42323184278498">
            <text:p>2.423231842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84274">
            <text:p>184274</text:p>
          </table:table-cell>
          <table:table-cell office:value-type="string">
            <text:p>tLoop</text:p>
          </table:table-cell>
          <table:table-cell office:value-type="float" office:value="168922">
            <text:p>168922</text:p>
          </table:table-cell>
          <table:table-cell office:value-type="string">
            <text:p>tWrite</text:p>
          </table:table-cell>
          <table:table-cell office:value-type="float" office:value="394">
            <text:p>394</text:p>
          </table:table-cell>
          <table:table-cell office:value-type="string">
            <text:p>tCompute</text:p>
          </table:table-cell>
          <table:table-cell office:value-type="float" office:value="71">
            <text:p>71</text:p>
          </table:table-cell>
          <table:table-cell office:value-type="string">
            <text:p>tRead</text:p>
          </table:table-cell>
          <table:table-cell office:value-type="float" office:value="100">
            <text:p>100</text:p>
          </table:table-cell>
          <table:table-cell office:value-type="string">
            <text:p>tLoopCycle</text:p>
          </table:table-cell>
          <table:table-cell office:value-type="float" office:value="85">
            <text:p>85</text:p>
          </table:table-cell>
          <table:table-cell office:value-type="string">
            <text:p>tTotal</text:p>
          </table:table-cell>
          <table:table-cell office:value-type="float" office:value="353296">
            <text:p>353296</text:p>
          </table:table-cell>
          <table:table-cell office:value-type="string">
            <text:p>tReal</text:p>
          </table:table-cell>
          <table:table-cell table:style-name="ce1" table:formula="of:=([.$P6]+[.$R6])/1000" office:value-type="float" office:value="169.316">
            <text:p>169</text:p>
          </table:table-cell>
          <table:table-cell office:value-type="string">
            <text:p>speedup</text:p>
          </table:table-cell>
          <table:table-cell table:formula="of:=['stdout original'.AB6]/[.AB6]" office:value-type="float" office:value="3.80267074582438">
            <text:p>3.802670745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03323">
            <text:p>203323</text:p>
          </table:table-cell>
          <table:table-cell office:value-type="string">
            <text:p>tLoop</text:p>
          </table:table-cell>
          <table:table-cell office:value-type="float" office:value="170994">
            <text:p>170994</text:p>
          </table:table-cell>
          <table:table-cell office:value-type="string">
            <text:p>tWrite</text:p>
          </table:table-cell>
          <table:table-cell office:value-type="float" office:value="394">
            <text:p>394</text:p>
          </table:table-cell>
          <table:table-cell office:value-type="string">
            <text:p>tCompute</text:p>
          </table:table-cell>
          <table:table-cell office:value-type="float" office:value="70">
            <text:p>70</text:p>
          </table:table-cell>
          <table:table-cell office:value-type="string">
            <text:p>tRead</text:p>
          </table:table-cell>
          <table:table-cell office:value-type="float" office:value="116">
            <text:p>116</text:p>
          </table:table-cell>
          <table:table-cell office:value-type="string">
            <text:p>tLoopCycle</text:p>
          </table:table-cell>
          <table:table-cell office:value-type="float" office:value="86">
            <text:p>86</text:p>
          </table:table-cell>
          <table:table-cell office:value-type="string">
            <text:p>tTotal</text:p>
          </table:table-cell>
          <table:table-cell office:value-type="float" office:value="374433">
            <text:p>374433</text:p>
          </table:table-cell>
          <table:table-cell office:value-type="string">
            <text:p>tReal</text:p>
          </table:table-cell>
          <table:table-cell table:style-name="ce1" table:formula="of:=([.$P7]+[.$R7])/1000" office:value-type="float" office:value="171.388">
            <text:p>171</text:p>
          </table:table-cell>
          <table:table-cell office:value-type="string">
            <text:p>speedup</text:p>
          </table:table-cell>
          <table:table-cell table:formula="of:=['stdout original'.AB7]/[.AB7]" office:value-type="float" office:value="5.51519359581768">
            <text:p>5.515193595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21160">
            <text:p>221160</text:p>
          </table:table-cell>
          <table:table-cell office:value-type="string">
            <text:p>tLoop</text:p>
          </table:table-cell>
          <table:table-cell office:value-type="float" office:value="258839">
            <text:p>258839</text:p>
          </table:table-cell>
          <table:table-cell office:value-type="string">
            <text:p>tWrite</text:p>
          </table:table-cell>
          <table:table-cell office:value-type="float" office:value="418">
            <text:p>418</text:p>
          </table:table-cell>
          <table:table-cell office:value-type="string">
            <text:p>tCompute</text:p>
          </table:table-cell>
          <table:table-cell office:value-type="float" office:value="112">
            <text:p>112</text:p>
          </table:table-cell>
          <table:table-cell office:value-type="string">
            <text:p>tRead</text:p>
          </table:table-cell>
          <table:table-cell office:value-type="float" office:value="211">
            <text:p>211</text:p>
          </table:table-cell>
          <table:table-cell office:value-type="string">
            <text:p>tLoopCycle</text:p>
          </table:table-cell>
          <table:table-cell office:value-type="float" office:value="129">
            <text:p>129</text:p>
          </table:table-cell>
          <table:table-cell office:value-type="string">
            <text:p>tTotal</text:p>
          </table:table-cell>
          <table:table-cell office:value-type="float" office:value="480210">
            <text:p>480210</text:p>
          </table:table-cell>
          <table:table-cell office:value-type="string">
            <text:p>tReal</text:p>
          </table:table-cell>
          <table:table-cell table:style-name="ce1" table:formula="of:=([.$P8]+[.$R8])/1000" office:value-type="float" office:value="259.257">
            <text:p>259</text:p>
          </table:table-cell>
          <table:table-cell office:value-type="string">
            <text:p>speedup</text:p>
          </table:table-cell>
          <table:table-cell table:formula="of:=['stdout original'.AB8]/[.AB8]" office:value-type="float" office:value="5.05997523692707">
            <text:p>5.059975236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36957">
            <text:p>236957</text:p>
          </table:table-cell>
          <table:table-cell office:value-type="string">
            <text:p>tLoop</text:p>
          </table:table-cell>
          <table:table-cell office:value-type="float" office:value="265748">
            <text:p>265748</text:p>
          </table:table-cell>
          <table:table-cell office:value-type="string">
            <text:p>tWrite</text:p>
          </table:table-cell>
          <table:table-cell office:value-type="float" office:value="412">
            <text:p>412</text:p>
          </table:table-cell>
          <table:table-cell office:value-type="string">
            <text:p>tCompute</text:p>
          </table:table-cell>
          <table:table-cell office:value-type="float" office:value="115">
            <text:p>115</text:p>
          </table:table-cell>
          <table:table-cell office:value-type="string">
            <text:p>tRead</text:p>
          </table:table-cell>
          <table:table-cell office:value-type="float" office:value="198">
            <text:p>198</text:p>
          </table:table-cell>
          <table:table-cell office:value-type="string">
            <text:p>tLoopCycle</text:p>
          </table:table-cell>
          <table:table-cell office:value-type="float" office:value="133">
            <text:p>133</text:p>
          </table:table-cell>
          <table:table-cell office:value-type="string">
            <text:p>tTotal</text:p>
          </table:table-cell>
          <table:table-cell office:value-type="float" office:value="502903">
            <text:p>502903</text:p>
          </table:table-cell>
          <table:table-cell office:value-type="string">
            <text:p>tReal</text:p>
          </table:table-cell>
          <table:table-cell table:style-name="ce1" table:formula="of:=([.$P9]+[.$R9])/1000" office:value-type="float" office:value="266.16">
            <text:p>266</text:p>
          </table:table-cell>
          <table:table-cell office:value-type="string">
            <text:p>speedup</text:p>
          </table:table-cell>
          <table:table-cell table:formula="of:=['stdout original'.AB9]/[.AB9]" office:value-type="float" office:value="6.50697324917343">
            <text:p>6.506973249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56398">
            <text:p>256398</text:p>
          </table:table-cell>
          <table:table-cell office:value-type="string">
            <text:p>tLoop</text:p>
          </table:table-cell>
          <table:table-cell office:value-type="float" office:value="270491">
            <text:p>270491</text:p>
          </table:table-cell>
          <table:table-cell office:value-type="string">
            <text:p>tWrite</text:p>
          </table:table-cell>
          <table:table-cell office:value-type="float" office:value="428">
            <text:p>428</text:p>
          </table:table-cell>
          <table:table-cell office:value-type="string">
            <text:p>tCompute</text:p>
          </table:table-cell>
          <table:table-cell office:value-type="float" office:value="117">
            <text:p>117</text:p>
          </table:table-cell>
          <table:table-cell office:value-type="string">
            <text:p>tRead</text:p>
          </table:table-cell>
          <table:table-cell office:value-type="float" office:value="230">
            <text:p>230</text:p>
          </table:table-cell>
          <table:table-cell office:value-type="string">
            <text:p>tLoopCycle</text:p>
          </table:table-cell>
          <table:table-cell office:value-type="float" office:value="137">
            <text:p>137</text:p>
          </table:table-cell>
          <table:table-cell office:value-type="string">
            <text:p>tTotal</text:p>
          </table:table-cell>
          <table:table-cell office:value-type="float" office:value="527119">
            <text:p>527119</text:p>
          </table:table-cell>
          <table:table-cell office:value-type="string">
            <text:p>tReal</text:p>
          </table:table-cell>
          <table:table-cell table:style-name="ce1" table:formula="of:=([.$P10]+[.$R10])/1000" office:value-type="float" office:value="270.919">
            <text:p>271</text:p>
          </table:table-cell>
          <table:table-cell office:value-type="string">
            <text:p>speedup</text:p>
          </table:table-cell>
          <table:table-cell table:formula="of:=['stdout original'.AB10]/[.AB10]" office:value-type="float" office:value="8.19106079676951">
            <text:p>8.191060796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74837">
            <text:p>274837</text:p>
          </table:table-cell>
          <table:table-cell office:value-type="string">
            <text:p>tLoop</text:p>
          </table:table-cell>
          <table:table-cell office:value-type="float" office:value="354860">
            <text:p>354860</text:p>
          </table:table-cell>
          <table:table-cell office:value-type="string">
            <text:p>tWrite</text:p>
          </table:table-cell>
          <table:table-cell office:value-type="float" office:value="435">
            <text:p>435</text:p>
          </table:table-cell>
          <table:table-cell office:value-type="string">
            <text:p>tCompute</text:p>
          </table:table-cell>
          <table:table-cell office:value-type="float" office:value="158">
            <text:p>158</text:p>
          </table:table-cell>
          <table:table-cell office:value-type="string">
            <text:p>tRead</text:p>
          </table:table-cell>
          <table:table-cell office:value-type="float" office:value="315">
            <text:p>315</text:p>
          </table:table-cell>
          <table:table-cell office:value-type="string">
            <text:p>tLoopCycle</text:p>
          </table:table-cell>
          <table:table-cell office:value-type="float" office:value="178">
            <text:p>178</text:p>
          </table:table-cell>
          <table:table-cell office:value-type="string">
            <text:p>tTotal</text:p>
          </table:table-cell>
          <table:table-cell office:value-type="float" office:value="630012">
            <text:p>630012</text:p>
          </table:table-cell>
          <table:table-cell office:value-type="string">
            <text:p>tReal</text:p>
          </table:table-cell>
          <table:table-cell table:style-name="ce1" table:formula="of:=([.$P11]+[.$R11])/1000" office:value-type="float" office:value="355.295">
            <text:p>355</text:p>
          </table:table-cell>
          <table:table-cell office:value-type="string">
            <text:p>speedup</text:p>
          </table:table-cell>
          <table:table-cell table:formula="of:=['stdout original'.AB11]/[.AB11]" office:value-type="float" office:value="7.73256308138308">
            <text:p>7.732563081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90994">
            <text:p>290994</text:p>
          </table:table-cell>
          <table:table-cell office:value-type="string">
            <text:p>tLoop</text:p>
          </table:table-cell>
          <table:table-cell office:value-type="float" office:value="361630">
            <text:p>361630</text:p>
          </table:table-cell>
          <table:table-cell office:value-type="string">
            <text:p>tWrite</text:p>
          </table:table-cell>
          <table:table-cell office:value-type="float" office:value="437">
            <text:p>437</text:p>
          </table:table-cell>
          <table:table-cell office:value-type="string">
            <text:p>tCompute</text:p>
          </table:table-cell>
          <table:table-cell office:value-type="float" office:value="162">
            <text:p>162</text:p>
          </table:table-cell>
          <table:table-cell office:value-type="string">
            <text:p>tRead</text:p>
          </table:table-cell>
          <table:table-cell office:value-type="float" office:value="266">
            <text:p>266</text:p>
          </table:table-cell>
          <table:table-cell office:value-type="string">
            <text:p>tLoopCycle</text:p>
          </table:table-cell>
          <table:table-cell office:value-type="float" office:value="184">
            <text:p>184</text:p>
          </table:table-cell>
          <table:table-cell office:value-type="string">
            <text:p>tTotal</text:p>
          </table:table-cell>
          <table:table-cell office:value-type="float" office:value="652890">
            <text:p>652890</text:p>
          </table:table-cell>
          <table:table-cell office:value-type="string">
            <text:p>tReal</text:p>
          </table:table-cell>
          <table:table-cell table:style-name="ce1" table:formula="of:=([.$P12]+[.$R12])/1000" office:value-type="float" office:value="362.067">
            <text:p>362</text:p>
          </table:table-cell>
          <table:table-cell office:value-type="string">
            <text:p>speedup</text:p>
          </table:table-cell>
          <table:table-cell table:formula="of:=['stdout original'.AB12]/[.AB12]" office:value-type="float" office:value="9.23545642104914">
            <text:p>9.23545642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10098">
            <text:p>310098</text:p>
          </table:table-cell>
          <table:table-cell office:value-type="string">
            <text:p>tLoop</text:p>
          </table:table-cell>
          <table:table-cell office:value-type="float" office:value="441575">
            <text:p>441575</text:p>
          </table:table-cell>
          <table:table-cell office:value-type="string">
            <text:p>tWrite</text:p>
          </table:table-cell>
          <table:table-cell office:value-type="float" office:value="552">
            <text:p>552</text:p>
          </table:table-cell>
          <table:table-cell office:value-type="string">
            <text:p>tCompute</text:p>
          </table:table-cell>
          <table:table-cell office:value-type="float" office:value="197">
            <text:p>197</text:p>
          </table:table-cell>
          <table:table-cell office:value-type="string">
            <text:p>tRead</text:p>
          </table:table-cell>
          <table:table-cell office:value-type="float" office:value="248">
            <text:p>248</text:p>
          </table:table-cell>
          <table:table-cell office:value-type="string">
            <text:p>tLoopCycle</text:p>
          </table:table-cell>
          <table:table-cell office:value-type="float" office:value="219">
            <text:p>219</text:p>
          </table:table-cell>
          <table:table-cell office:value-type="string">
            <text:p>tTotal</text:p>
          </table:table-cell>
          <table:table-cell office:value-type="float" office:value="751921">
            <text:p>751921</text:p>
          </table:table-cell>
          <table:table-cell office:value-type="string">
            <text:p>tReal</text:p>
          </table:table-cell>
          <table:table-cell table:style-name="ce1" table:formula="of:=([.$P13]+[.$R13])/1000" office:value-type="float" office:value="442.127">
            <text:p>442</text:p>
          </table:table-cell>
          <table:table-cell office:value-type="string">
            <text:p>speedup</text:p>
          </table:table-cell>
          <table:table-cell table:formula="of:=['stdout original'.AB13]/[.AB13]" office:value-type="float" office:value="9.07520011218496">
            <text:p>9.075200112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26581">
            <text:p>326581</text:p>
          </table:table-cell>
          <table:table-cell office:value-type="string">
            <text:p>tLoop</text:p>
          </table:table-cell>
          <table:table-cell office:value-type="float" office:value="452561">
            <text:p>452561</text:p>
          </table:table-cell>
          <table:table-cell office:value-type="string">
            <text:p>tWrite</text:p>
          </table:table-cell>
          <table:table-cell office:value-type="float" office:value="467">
            <text:p>467</text:p>
          </table:table-cell>
          <table:table-cell office:value-type="string">
            <text:p>tCompute</text:p>
          </table:table-cell>
          <table:table-cell office:value-type="float" office:value="202">
            <text:p>202</text:p>
          </table:table-cell>
          <table:table-cell office:value-type="string">
            <text:p>tRead</text:p>
          </table:table-cell>
          <table:table-cell office:value-type="float" office:value="321">
            <text:p>321</text:p>
          </table:table-cell>
          <table:table-cell office:value-type="string">
            <text:p>tLoopCycle</text:p>
          </table:table-cell>
          <table:table-cell office:value-type="float" office:value="224">
            <text:p>224</text:p>
          </table:table-cell>
          <table:table-cell office:value-type="string">
            <text:p>tTotal</text:p>
          </table:table-cell>
          <table:table-cell office:value-type="float" office:value="779463">
            <text:p>779463</text:p>
          </table:table-cell>
          <table:table-cell office:value-type="string">
            <text:p>tReal</text:p>
          </table:table-cell>
          <table:table-cell table:style-name="ce1" table:formula="of:=([.$P14]+[.$R14])/1000" office:value-type="float" office:value="453.028">
            <text:p>453</text:p>
          </table:table-cell>
          <table:table-cell office:value-type="string">
            <text:p>speedup</text:p>
          </table:table-cell>
          <table:table-cell table:formula="of:=['stdout original'.AB14]/[.AB14]" office:value-type="float" office:value="10.3729725314992">
            <text:p>10.372972531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23970">
            <text:p>523970</text:p>
          </table:table-cell>
          <table:table-cell office:value-type="string">
            <text:p>tLoop</text:p>
          </table:table-cell>
          <table:table-cell office:value-type="float" office:value="523959">
            <text:p>523959</text:p>
          </table:table-cell>
          <table:table-cell office:value-type="string">
            <text:p>tWrite</text:p>
          </table:table-cell>
          <table:table-cell office:value-type="float" office:value="489">
            <text:p>489</text:p>
          </table:table-cell>
          <table:table-cell office:value-type="string">
            <text:p>tCompute</text:p>
          </table:table-cell>
          <table:table-cell office:value-type="float" office:value="241">
            <text:p>241</text:p>
          </table:table-cell>
          <table:table-cell office:value-type="string">
            <text:p>tRead</text:p>
          </table:table-cell>
          <table:table-cell office:value-type="float" office:value="460">
            <text:p>460</text:p>
          </table:table-cell>
          <table:table-cell office:value-type="string">
            <text:p>tLoopCycle</text:p>
          </table:table-cell>
          <table:table-cell office:value-type="float" office:value="262">
            <text:p>262</text:p>
          </table:table-cell>
          <table:table-cell office:value-type="string">
            <text:p>tTotal</text:p>
          </table:table-cell>
          <table:table-cell office:value-type="float" office:value="1048389">
            <text:p>1048389</text:p>
          </table:table-cell>
          <table:table-cell office:value-type="string">
            <text:p>tReal</text:p>
          </table:table-cell>
          <table:table-cell table:style-name="ce1" table:formula="of:=([.$P15]+[.$R15])/1000" office:value-type="float" office:value="524.448">
            <text:p>524</text:p>
          </table:table-cell>
          <table:table-cell office:value-type="string">
            <text:p>speedup</text:p>
          </table:table-cell>
          <table:table-cell table:formula="of:=['stdout original'.AB15]/[.AB15]" office:value-type="float" office:value="10.4952807523339">
            <text:p>10.495280752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767429">
            <text:p>767429</text:p>
          </table:table-cell>
          <table:table-cell office:value-type="string">
            <text:p>tLoop</text:p>
          </table:table-cell>
          <table:table-cell office:value-type="float" office:value="492831">
            <text:p>492831</text:p>
          </table:table-cell>
          <table:table-cell office:value-type="string">
            <text:p>tWrite</text:p>
          </table:table-cell>
          <table:table-cell office:value-type="float" office:value="419">
            <text:p>419</text:p>
          </table:table-cell>
          <table:table-cell office:value-type="string">
            <text:p>tCompute</text:p>
          </table:table-cell>
          <table:table-cell office:value-type="float" office:value="234">
            <text:p>234</text:p>
          </table:table-cell>
          <table:table-cell office:value-type="string">
            <text:p>tRead</text:p>
          </table:table-cell>
          <table:table-cell office:value-type="float" office:value="208">
            <text:p>208</text:p>
          </table:table-cell>
          <table:table-cell office:value-type="string">
            <text:p>tLoopCycle</text:p>
          </table:table-cell>
          <table:table-cell office:value-type="float" office:value="244">
            <text:p>244</text:p>
          </table:table-cell>
          <table:table-cell office:value-type="string">
            <text:p>tTotal</text:p>
          </table:table-cell>
          <table:table-cell office:value-type="float" office:value="1260468">
            <text:p>1260468</text:p>
          </table:table-cell>
          <table:table-cell office:value-type="string">
            <text:p>tReal</text:p>
          </table:table-cell>
          <table:table-cell table:style-name="ce1" table:formula="of:=([.$P16]+[.$R16])/1000" office:value-type="float" office:value="493.25">
            <text:p>493</text:p>
          </table:table-cell>
          <table:table-cell office:value-type="string">
            <text:p>speedup</text:p>
          </table:table-cell>
          <table:table-cell table:formula="of:=['stdout original'.AB16]/[.AB16]" office:value-type="float" office:value="12.824502787633">
            <text:p>12.824502787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44792">
            <text:p>144792</text:p>
          </table:table-cell>
          <table:table-cell office:value-type="string">
            <text:p>tLoop</text:p>
          </table:table-cell>
          <table:table-cell office:value-type="float" office:value="579157">
            <text:p>579157</text:p>
          </table:table-cell>
          <table:table-cell office:value-type="string">
            <text:p>tWrite</text:p>
          </table:table-cell>
          <table:table-cell office:value-type="float" office:value="434">
            <text:p>434</text:p>
          </table:table-cell>
          <table:table-cell office:value-type="string">
            <text:p>tCompute</text:p>
          </table:table-cell>
          <table:table-cell office:value-type="float" office:value="277">
            <text:p>277</text:p>
          </table:table-cell>
          <table:table-cell office:value-type="string">
            <text:p>tRead</text:p>
          </table:table-cell>
          <table:table-cell office:value-type="float" office:value="237">
            <text:p>237</text:p>
          </table:table-cell>
          <table:table-cell office:value-type="string">
            <text:p>tLoopCycle</text:p>
          </table:table-cell>
          <table:table-cell office:value-type="float" office:value="289">
            <text:p>289</text:p>
          </table:table-cell>
          <table:table-cell office:value-type="string">
            <text:p>tTotal</text:p>
          </table:table-cell>
          <table:table-cell office:value-type="float" office:value="724186">
            <text:p>724186</text:p>
          </table:table-cell>
          <table:table-cell office:value-type="string">
            <text:p>tReal</text:p>
          </table:table-cell>
          <table:table-cell table:style-name="ce1" table:formula="of:=([.$P17]+[.$R17])/1000" office:value-type="float" office:value="579.591">
            <text:p>580</text:p>
          </table:table-cell>
          <table:table-cell office:value-type="string">
            <text:p>speedup</text:p>
          </table:table-cell>
          <table:table-cell table:formula="of:=['stdout original'.AB17]/[.AB17]" office:value-type="float" office:value="12.4731646971744">
            <text:p>12.473164697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52152">
            <text:p>152152</text:p>
          </table:table-cell>
          <table:table-cell office:value-type="string">
            <text:p>tLoop</text:p>
          </table:table-cell>
          <table:table-cell office:value-type="float" office:value="653844">
            <text:p>653844</text:p>
          </table:table-cell>
          <table:table-cell office:value-type="string">
            <text:p>tWrite</text:p>
          </table:table-cell>
          <table:table-cell office:value-type="float" office:value="542">
            <text:p>542</text:p>
          </table:table-cell>
          <table:table-cell office:value-type="string">
            <text:p>tCompute</text:p>
          </table:table-cell>
          <table:table-cell office:value-type="float" office:value="312">
            <text:p>312</text:p>
          </table:table-cell>
          <table:table-cell office:value-type="string">
            <text:p>tRead</text:p>
          </table:table-cell>
          <table:table-cell office:value-type="float" office:value="286">
            <text:p>286</text:p>
          </table:table-cell>
          <table:table-cell office:value-type="string">
            <text:p>tLoopCycle</text:p>
          </table:table-cell>
          <table:table-cell office:value-type="float" office:value="325">
            <text:p>325</text:p>
          </table:table-cell>
          <table:table-cell office:value-type="string">
            <text:p>tTotal</text:p>
          </table:table-cell>
          <table:table-cell office:value-type="float" office:value="806282">
            <text:p>806282</text:p>
          </table:table-cell>
          <table:table-cell office:value-type="string">
            <text:p>tReal</text:p>
          </table:table-cell>
          <table:table-cell table:style-name="ce1" table:formula="of:=([.$P18]+[.$R18])/1000" office:value-type="float" office:value="654.386">
            <text:p>654</text:p>
          </table:table-cell>
          <table:table-cell office:value-type="string">
            <text:p>speedup</text:p>
          </table:table-cell>
          <table:table-cell table:formula="of:=['stdout original'.AB18]/[.AB18]" office:value-type="float" office:value="12.4848071321819">
            <text:p>12.484807132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67636">
            <text:p>167636</text:p>
          </table:table-cell>
          <table:table-cell office:value-type="string">
            <text:p>tLoop</text:p>
          </table:table-cell>
          <table:table-cell office:value-type="float" office:value="729931">
            <text:p>729931</text:p>
          </table:table-cell>
          <table:table-cell office:value-type="string">
            <text:p>tWrite</text:p>
          </table:table-cell>
          <table:table-cell office:value-type="float" office:value="426">
            <text:p>426</text:p>
          </table:table-cell>
          <table:table-cell office:value-type="string">
            <text:p>tCompute</text:p>
          </table:table-cell>
          <table:table-cell office:value-type="float" office:value="350">
            <text:p>350</text:p>
          </table:table-cell>
          <table:table-cell office:value-type="string">
            <text:p>tRead</text:p>
          </table:table-cell>
          <table:table-cell office:value-type="float" office:value="318">
            <text:p>318</text:p>
          </table:table-cell>
          <table:table-cell office:value-type="string">
            <text:p>tLoopCycle</text:p>
          </table:table-cell>
          <table:table-cell office:value-type="float" office:value="363">
            <text:p>363</text:p>
          </table:table-cell>
          <table:table-cell office:value-type="string">
            <text:p>tTotal</text:p>
          </table:table-cell>
          <table:table-cell office:value-type="float" office:value="897885">
            <text:p>897885</text:p>
          </table:table-cell>
          <table:table-cell office:value-type="string">
            <text:p>tReal</text:p>
          </table:table-cell>
          <table:table-cell table:style-name="ce1" table:formula="of:=([.$P19]+[.$R19])/1000" office:value-type="float" office:value="730.357">
            <text:p>730</text:p>
          </table:table-cell>
          <table:table-cell office:value-type="string">
            <text:p>speedup</text:p>
          </table:table-cell>
          <table:table-cell table:formula="of:=['stdout original'.AB19]/[.AB19]" office:value-type="float" office:value="9.84710901654944">
            <text:p>9.847109016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86107">
            <text:p>186107</text:p>
          </table:table-cell>
          <table:table-cell office:value-type="string">
            <text:p>tLoop</text:p>
          </table:table-cell>
          <table:table-cell office:value-type="float" office:value="814488">
            <text:p>814488</text:p>
          </table:table-cell>
          <table:table-cell office:value-type="string">
            <text:p>tWrite</text:p>
          </table:table-cell>
          <table:table-cell office:value-type="float" office:value="429">
            <text:p>429</text:p>
          </table:table-cell>
          <table:table-cell office:value-type="string">
            <text:p>tCompute</text:p>
          </table:table-cell>
          <table:table-cell office:value-type="float" office:value="392">
            <text:p>392</text:p>
          </table:table-cell>
          <table:table-cell office:value-type="string">
            <text:p>tRead</text:p>
          </table:table-cell>
          <table:table-cell office:value-type="float" office:value="299">
            <text:p>299</text:p>
          </table:table-cell>
          <table:table-cell office:value-type="string">
            <text:p>tLoopCycle</text:p>
          </table:table-cell>
          <table:table-cell office:value-type="float" office:value="408">
            <text:p>408</text:p>
          </table:table-cell>
          <table:table-cell office:value-type="string">
            <text:p>tTotal</text:p>
          </table:table-cell>
          <table:table-cell office:value-type="float" office:value="1000894">
            <text:p>1000894</text:p>
          </table:table-cell>
          <table:table-cell office:value-type="string">
            <text:p>tReal</text:p>
          </table:table-cell>
          <table:table-cell table:style-name="ce1" table:formula="of:=([.$P20]+[.$R20])/1000" office:value-type="float" office:value="814.917">
            <text:p>815</text:p>
          </table:table-cell>
          <table:table-cell office:value-type="string">
            <text:p>speedup</text:p>
          </table:table-cell>
          <table:table-cell table:formula="of:=['stdout original'.AB20]/[.AB20]" office:value-type="float" office:value="9.27911186047168">
            <text:p>9.279111860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03858">
            <text:p>203858</text:p>
          </table:table-cell>
          <table:table-cell office:value-type="string">
            <text:p>tLoop</text:p>
          </table:table-cell>
          <table:table-cell office:value-type="float" office:value="839189">
            <text:p>839189</text:p>
          </table:table-cell>
          <table:table-cell office:value-type="string">
            <text:p>tWrite</text:p>
          </table:table-cell>
          <table:table-cell office:value-type="float" office:value="414">
            <text:p>414</text:p>
          </table:table-cell>
          <table:table-cell office:value-type="string">
            <text:p>tCompute</text:p>
          </table:table-cell>
          <table:table-cell office:value-type="float" office:value="403">
            <text:p>403</text:p>
          </table:table-cell>
          <table:table-cell office:value-type="string">
            <text:p>tRead</text:p>
          </table:table-cell>
          <table:table-cell office:value-type="float" office:value="362">
            <text:p>362</text:p>
          </table:table-cell>
          <table:table-cell office:value-type="string">
            <text:p>tLoopCycle</text:p>
          </table:table-cell>
          <table:table-cell office:value-type="float" office:value="419">
            <text:p>419</text:p>
          </table:table-cell>
          <table:table-cell office:value-type="string">
            <text:p>tTotal</text:p>
          </table:table-cell>
          <table:table-cell office:value-type="float" office:value="1043409">
            <text:p>1043409</text:p>
          </table:table-cell>
          <table:table-cell office:value-type="string">
            <text:p>tReal</text:p>
          </table:table-cell>
          <table:table-cell table:style-name="ce1" table:formula="of:=([.$P21]+[.$R21])/1000" office:value-type="float" office:value="839.603">
            <text:p>840</text:p>
          </table:table-cell>
          <table:table-cell office:value-type="string">
            <text:p>speedup</text:p>
          </table:table-cell>
          <table:table-cell table:formula="of:=['stdout original'.AB21]/[.AB21]" office:value-type="float" office:value="10.2098920561265">
            <text:p>10.209892056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22357">
            <text:p>222357</text:p>
          </table:table-cell>
          <table:table-cell office:value-type="string">
            <text:p>tLoop</text:p>
          </table:table-cell>
          <table:table-cell office:value-type="float" office:value="923231">
            <text:p>923231</text:p>
          </table:table-cell>
          <table:table-cell office:value-type="string">
            <text:p>tWrite</text:p>
          </table:table-cell>
          <table:table-cell office:value-type="float" office:value="425">
            <text:p>425</text:p>
          </table:table-cell>
          <table:table-cell office:value-type="string">
            <text:p>tCompute</text:p>
          </table:table-cell>
          <table:table-cell office:value-type="float" office:value="444">
            <text:p>444</text:p>
          </table:table-cell>
          <table:table-cell office:value-type="string">
            <text:p>tRead</text:p>
          </table:table-cell>
          <table:table-cell office:value-type="float" office:value="428">
            <text:p>428</text:p>
          </table:table-cell>
          <table:table-cell office:value-type="string">
            <text:p>tLoopCycle</text:p>
          </table:table-cell>
          <table:table-cell office:value-type="float" office:value="462">
            <text:p>462</text:p>
          </table:table-cell>
          <table:table-cell office:value-type="string">
            <text:p>tTotal</text:p>
          </table:table-cell>
          <table:table-cell office:value-type="float" office:value="1146016">
            <text:p>1146016</text:p>
          </table:table-cell>
          <table:table-cell office:value-type="string">
            <text:p>tReal</text:p>
          </table:table-cell>
          <table:table-cell table:style-name="ce1" table:formula="of:=([.$P22]+[.$R22])/1000" office:value-type="float" office:value="923.656">
            <text:p>924</text:p>
          </table:table-cell>
          <table:table-cell office:value-type="string">
            <text:p>speedup</text:p>
          </table:table-cell>
          <table:table-cell table:formula="of:=['stdout original'.AB22]/[.AB22]" office:value-type="float" office:value="10.3272008193527">
            <text:p>10.327200819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38684">
            <text:p>238684</text:p>
          </table:table-cell>
          <table:table-cell office:value-type="string">
            <text:p>tLoop</text:p>
          </table:table-cell>
          <table:table-cell office:value-type="float" office:value="1011881">
            <text:p>1011881</text:p>
          </table:table-cell>
          <table:table-cell office:value-type="string">
            <text:p>tWrite</text:p>
          </table:table-cell>
          <table:table-cell office:value-type="float" office:value="576">
            <text:p>576</text:p>
          </table:table-cell>
          <table:table-cell office:value-type="string">
            <text:p>tCompute</text:p>
          </table:table-cell>
          <table:table-cell office:value-type="float" office:value="487">
            <text:p>487</text:p>
          </table:table-cell>
          <table:table-cell office:value-type="string">
            <text:p>tRead</text:p>
          </table:table-cell>
          <table:table-cell office:value-type="float" office:value="433">
            <text:p>433</text:p>
          </table:table-cell>
          <table:table-cell office:value-type="string">
            <text:p>tLoopCycle</text:p>
          </table:table-cell>
          <table:table-cell office:value-type="float" office:value="505">
            <text:p>505</text:p>
          </table:table-cell>
          <table:table-cell office:value-type="string">
            <text:p>tTotal</text:p>
          </table:table-cell>
          <table:table-cell office:value-type="float" office:value="1250998">
            <text:p>1250998</text:p>
          </table:table-cell>
          <table:table-cell office:value-type="string">
            <text:p>tReal</text:p>
          </table:table-cell>
          <table:table-cell table:style-name="ce1" table:formula="of:=([.$P23]+[.$R23])/1000" office:value-type="float" office:value="1012.457">
            <text:p>1012</text:p>
          </table:table-cell>
          <table:table-cell office:value-type="string">
            <text:p>speedup</text:p>
          </table:table-cell>
          <table:table-cell table:formula="of:=['stdout original'.AB23]/[.AB23]" office:value-type="float" office:value="10.1821302040482">
            <text:p>10.18213020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55692">
            <text:p>255692</text:p>
          </table:table-cell>
          <table:table-cell office:value-type="string">
            <text:p>tLoop</text:p>
          </table:table-cell>
          <table:table-cell office:value-type="float" office:value="1093564">
            <text:p>1093564</text:p>
          </table:table-cell>
          <table:table-cell office:value-type="string">
            <text:p>tWrite</text:p>
          </table:table-cell>
          <table:table-cell office:value-type="float" office:value="447">
            <text:p>447</text:p>
          </table:table-cell>
          <table:table-cell office:value-type="string">
            <text:p>tCompute</text:p>
          </table:table-cell>
          <table:table-cell office:value-type="float" office:value="526">
            <text:p>526</text:p>
          </table:table-cell>
          <table:table-cell office:value-type="string">
            <text:p>tRead</text:p>
          </table:table-cell>
          <table:table-cell office:value-type="float" office:value="577">
            <text:p>577</text:p>
          </table:table-cell>
          <table:table-cell office:value-type="string">
            <text:p>tLoopCycle</text:p>
          </table:table-cell>
          <table:table-cell office:value-type="float" office:value="545">
            <text:p>545</text:p>
          </table:table-cell>
          <table:table-cell office:value-type="string">
            <text:p>tTotal</text:p>
          </table:table-cell>
          <table:table-cell office:value-type="float" office:value="1349833">
            <text:p>1349833</text:p>
          </table:table-cell>
          <table:table-cell office:value-type="string">
            <text:p>tReal</text:p>
          </table:table-cell>
          <table:table-cell table:style-name="ce1" table:formula="of:=([.$P24]+[.$R24])/1000" office:value-type="float" office:value="1094.011">
            <text:p>1094</text:p>
          </table:table-cell>
          <table:table-cell office:value-type="string">
            <text:p>speedup</text:p>
          </table:table-cell>
          <table:table-cell table:formula="of:=['stdout original'.AB24]/[.AB24]" office:value-type="float" office:value="10.9847268446113">
            <text:p>10.984726844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74784">
            <text:p>274784</text:p>
          </table:table-cell>
          <table:table-cell office:value-type="string">
            <text:p>tLoop</text:p>
          </table:table-cell>
          <table:table-cell office:value-type="float" office:value="1175137">
            <text:p>1175137</text:p>
          </table:table-cell>
          <table:table-cell office:value-type="string">
            <text:p>tWrite</text:p>
          </table:table-cell>
          <table:table-cell office:value-type="float" office:value="442">
            <text:p>442</text:p>
          </table:table-cell>
          <table:table-cell office:value-type="string">
            <text:p>tCompute</text:p>
          </table:table-cell>
          <table:table-cell office:value-type="float" office:value="566">
            <text:p>566</text:p>
          </table:table-cell>
          <table:table-cell office:value-type="string">
            <text:p>tRead</text:p>
          </table:table-cell>
          <table:table-cell office:value-type="float" office:value="564">
            <text:p>564</text:p>
          </table:table-cell>
          <table:table-cell office:value-type="string">
            <text:p>tLoopCycle</text:p>
          </table:table-cell>
          <table:table-cell office:value-type="float" office:value="586">
            <text:p>586</text:p>
          </table:table-cell>
          <table:table-cell office:value-type="string">
            <text:p>tTotal</text:p>
          </table:table-cell>
          <table:table-cell office:value-type="float" office:value="1450485">
            <text:p>1450485</text:p>
          </table:table-cell>
          <table:table-cell office:value-type="string">
            <text:p>tReal</text:p>
          </table:table-cell>
          <table:table-cell table:style-name="ce1" table:formula="of:=([.$P25]+[.$R25])/1000" office:value-type="float" office:value="1175.579">
            <text:p>1176</text:p>
          </table:table-cell>
          <table:table-cell office:value-type="string">
            <text:p>speedup</text:p>
          </table:table-cell>
          <table:table-cell table:formula="of:=['stdout original'.AB25]/[.AB25]" office:value-type="float" office:value="14.0381930946368">
            <text:p>14.038193094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94989">
            <text:p>294989</text:p>
          </table:table-cell>
          <table:table-cell office:value-type="string">
            <text:p>tLoop</text:p>
          </table:table-cell>
          <table:table-cell office:value-type="float" office:value="1272325">
            <text:p>1272325</text:p>
          </table:table-cell>
          <table:table-cell office:value-type="string">
            <text:p>tWrite</text:p>
          </table:table-cell>
          <table:table-cell office:value-type="float" office:value="441">
            <text:p>441</text:p>
          </table:table-cell>
          <table:table-cell office:value-type="string">
            <text:p>tCompute</text:p>
          </table:table-cell>
          <table:table-cell office:value-type="float" office:value="612">
            <text:p>612</text:p>
          </table:table-cell>
          <table:table-cell office:value-type="string">
            <text:p>tRead</text:p>
          </table:table-cell>
          <table:table-cell office:value-type="float" office:value="565">
            <text:p>565</text:p>
          </table:table-cell>
          <table:table-cell office:value-type="string">
            <text:p>tLoopCycle</text:p>
          </table:table-cell>
          <table:table-cell office:value-type="float" office:value="633">
            <text:p>633</text:p>
          </table:table-cell>
          <table:table-cell office:value-type="string">
            <text:p>tTotal</text:p>
          </table:table-cell>
          <table:table-cell office:value-type="float" office:value="1567879">
            <text:p>1567879</text:p>
          </table:table-cell>
          <table:table-cell office:value-type="string">
            <text:p>tReal</text:p>
          </table:table-cell>
          <table:table-cell table:style-name="ce1" table:formula="of:=([.$P26]+[.$R26])/1000" office:value-type="float" office:value="1272.766">
            <text:p>1273</text:p>
          </table:table-cell>
          <table:table-cell office:value-type="string">
            <text:p>speedup</text:p>
          </table:table-cell>
          <table:table-cell table:formula="of:=['stdout original'.AB26]/[.AB26]" office:value-type="float" office:value="14.109309173878">
            <text:p>14.109309173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11251">
            <text:p>311251</text:p>
          </table:table-cell>
          <table:table-cell office:value-type="string">
            <text:p>tLoop</text:p>
          </table:table-cell>
          <table:table-cell office:value-type="float" office:value="1416370">
            <text:p>1416370</text:p>
          </table:table-cell>
          <table:table-cell office:value-type="string">
            <text:p>tWrite</text:p>
          </table:table-cell>
          <table:table-cell office:value-type="float" office:value="435">
            <text:p>435</text:p>
          </table:table-cell>
          <table:table-cell office:value-type="string">
            <text:p>tCompute</text:p>
          </table:table-cell>
          <table:table-cell office:value-type="float" office:value="683">
            <text:p>683</text:p>
          </table:table-cell>
          <table:table-cell office:value-type="string">
            <text:p>tRead</text:p>
          </table:table-cell>
          <table:table-cell office:value-type="float" office:value="518">
            <text:p>518</text:p>
          </table:table-cell>
          <table:table-cell office:value-type="string">
            <text:p>tLoopCycle</text:p>
          </table:table-cell>
          <table:table-cell office:value-type="float" office:value="707">
            <text:p>707</text:p>
          </table:table-cell>
          <table:table-cell office:value-type="string">
            <text:p>tTotal</text:p>
          </table:table-cell>
          <table:table-cell office:value-type="float" office:value="1728139">
            <text:p>1728139</text:p>
          </table:table-cell>
          <table:table-cell office:value-type="string">
            <text:p>tReal</text:p>
          </table:table-cell>
          <table:table-cell table:style-name="ce1" table:formula="of:=([.$P27]+[.$R27])/1000" office:value-type="float" office:value="1416.805">
            <text:p>1417</text:p>
          </table:table-cell>
          <table:table-cell office:value-type="string">
            <text:p>speedup</text:p>
          </table:table-cell>
          <table:table-cell table:formula="of:=['stdout original'.AB27]/[.AB27]" office:value-type="float" office:value="13.7400750279679">
            <text:p>13.74007502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32731">
            <text:p>332731</text:p>
          </table:table-cell>
          <table:table-cell office:value-type="string">
            <text:p>tLoop</text:p>
          </table:table-cell>
          <table:table-cell office:value-type="float" office:value="1507290">
            <text:p>1507290</text:p>
          </table:table-cell>
          <table:table-cell office:value-type="string">
            <text:p>tWrite</text:p>
          </table:table-cell>
          <table:table-cell office:value-type="float" office:value="437">
            <text:p>437</text:p>
          </table:table-cell>
          <table:table-cell office:value-type="string">
            <text:p>tCompute</text:p>
          </table:table-cell>
          <table:table-cell office:value-type="float" office:value="728">
            <text:p>728</text:p>
          </table:table-cell>
          <table:table-cell office:value-type="string">
            <text:p>tRead</text:p>
          </table:table-cell>
          <table:table-cell office:value-type="float" office:value="706">
            <text:p>706</text:p>
          </table:table-cell>
          <table:table-cell office:value-type="string">
            <text:p>tLoopCycle</text:p>
          </table:table-cell>
          <table:table-cell office:value-type="float" office:value="751">
            <text:p>751</text:p>
          </table:table-cell>
          <table:table-cell office:value-type="string">
            <text:p>tTotal</text:p>
          </table:table-cell>
          <table:table-cell office:value-type="float" office:value="1840727">
            <text:p>1840727</text:p>
          </table:table-cell>
          <table:table-cell office:value-type="string">
            <text:p>tReal</text:p>
          </table:table-cell>
          <table:table-cell table:style-name="ce1" table:formula="of:=([.$P28]+[.$R28])/1000" office:value-type="float" office:value="1507.727">
            <text:p>1508</text:p>
          </table:table-cell>
          <table:table-cell office:value-type="string">
            <text:p>speedup</text:p>
          </table:table-cell>
          <table:table-cell table:formula="of:=['stdout original'.AB28]/[.AB28]" office:value-type="float" office:value="13.9668116310181">
            <text:p>13.96681163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87284">
            <text:p>587284</text:p>
          </table:table-cell>
          <table:table-cell office:value-type="string">
            <text:p>tLoop</text:p>
          </table:table-cell>
          <table:table-cell office:value-type="float" office:value="1592388">
            <text:p>1592388</text:p>
          </table:table-cell>
          <table:table-cell office:value-type="string">
            <text:p>tWrite</text:p>
          </table:table-cell>
          <table:table-cell office:value-type="float" office:value="450">
            <text:p>450</text:p>
          </table:table-cell>
          <table:table-cell office:value-type="string">
            <text:p>tCompute</text:p>
          </table:table-cell>
          <table:table-cell office:value-type="float" office:value="777">
            <text:p>777</text:p>
          </table:table-cell>
          <table:table-cell office:value-type="string">
            <text:p>tRead</text:p>
          </table:table-cell>
          <table:table-cell office:value-type="float" office:value="836">
            <text:p>836</text:p>
          </table:table-cell>
          <table:table-cell office:value-type="string">
            <text:p>tLoopCycle</text:p>
          </table:table-cell>
          <table:table-cell office:value-type="float" office:value="795">
            <text:p>795</text:p>
          </table:table-cell>
          <table:table-cell office:value-type="string">
            <text:p>tTotal</text:p>
          </table:table-cell>
          <table:table-cell office:value-type="float" office:value="2180508">
            <text:p>2180508</text:p>
          </table:table-cell>
          <table:table-cell office:value-type="string">
            <text:p>tReal</text:p>
          </table:table-cell>
          <table:table-cell table:style-name="ce1" table:formula="of:=([.$P29]+[.$R29])/1000" office:value-type="float" office:value="1592.838">
            <text:p>1593</text:p>
          </table:table-cell>
          <table:table-cell office:value-type="string">
            <text:p>speedup</text:p>
          </table:table-cell>
          <table:table-cell table:formula="of:=['stdout original'.AB29]/[.AB29]" office:value-type="float" office:value="14.2631918625749">
            <text:p>14.263191862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727046">
            <text:p>727046</text:p>
          </table:table-cell>
          <table:table-cell office:value-type="string">
            <text:p>tLoop</text:p>
          </table:table-cell>
          <table:table-cell office:value-type="float" office:value="1662185">
            <text:p>1662185</text:p>
          </table:table-cell>
          <table:table-cell office:value-type="string">
            <text:p>tWrite</text:p>
          </table:table-cell>
          <table:table-cell office:value-type="float" office:value="705">
            <text:p>705</text:p>
          </table:table-cell>
          <table:table-cell office:value-type="string">
            <text:p>tCompute</text:p>
          </table:table-cell>
          <table:table-cell office:value-type="float" office:value="816">
            <text:p>816</text:p>
          </table:table-cell>
          <table:table-cell office:value-type="string">
            <text:p>tRead</text:p>
          </table:table-cell>
          <table:table-cell office:value-type="float" office:value="713">
            <text:p>713</text:p>
          </table:table-cell>
          <table:table-cell office:value-type="string">
            <text:p>tLoopCycle</text:p>
          </table:table-cell>
          <table:table-cell office:value-type="float" office:value="827">
            <text:p>827</text:p>
          </table:table-cell>
          <table:table-cell office:value-type="string">
            <text:p>tTotal</text:p>
          </table:table-cell>
          <table:table-cell office:value-type="float" office:value="2389944">
            <text:p>2389944</text:p>
          </table:table-cell>
          <table:table-cell office:value-type="string">
            <text:p>tReal</text:p>
          </table:table-cell>
          <table:table-cell table:style-name="ce1" table:formula="of:=([.$P30]+[.$R30])/1000" office:value-type="float" office:value="1662.89">
            <text:p>1663</text:p>
          </table:table-cell>
          <table:table-cell office:value-type="string">
            <text:p>speedup</text:p>
          </table:table-cell>
          <table:table-cell table:formula="of:=['stdout original'.AB30]/[.AB30]" office:value-type="float" office:value="14.9762413629284">
            <text:p>14.976241362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28607">
            <text:p>128607</text:p>
          </table:table-cell>
          <table:table-cell office:value-type="string">
            <text:p>tLoop</text:p>
          </table:table-cell>
          <table:table-cell office:value-type="float" office:value="1736729">
            <text:p>1736729</text:p>
          </table:table-cell>
          <table:table-cell office:value-type="string">
            <text:p>tWrite</text:p>
          </table:table-cell>
          <table:table-cell office:value-type="float" office:value="418">
            <text:p>418</text:p>
          </table:table-cell>
          <table:table-cell office:value-type="string">
            <text:p>tCompute</text:p>
          </table:table-cell>
          <table:table-cell office:value-type="float" office:value="856">
            <text:p>856</text:p>
          </table:table-cell>
          <table:table-cell office:value-type="string">
            <text:p>tRead</text:p>
          </table:table-cell>
          <table:table-cell office:value-type="float" office:value="660">
            <text:p>660</text:p>
          </table:table-cell>
          <table:table-cell office:value-type="string">
            <text:p>tLoopCycle</text:p>
          </table:table-cell>
          <table:table-cell office:value-type="float" office:value="869">
            <text:p>869</text:p>
          </table:table-cell>
          <table:table-cell office:value-type="string">
            <text:p>tTotal</text:p>
          </table:table-cell>
          <table:table-cell office:value-type="float" office:value="1865996">
            <text:p>1865996</text:p>
          </table:table-cell>
          <table:table-cell office:value-type="string">
            <text:p>tReal</text:p>
          </table:table-cell>
          <table:table-cell table:style-name="ce1" table:formula="of:=([.$P31]+[.$R31])/1000" office:value-type="float" office:value="1737.147">
            <text:p>1737</text:p>
          </table:table-cell>
          <table:table-cell office:value-type="string">
            <text:p>speedup</text:p>
          </table:table-cell>
          <table:table-cell table:formula="of:=['stdout original'.AB31]/[.AB31]" office:value-type="float" office:value="12.1137825411436">
            <text:p>12.113782541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51075">
            <text:p>151075</text:p>
          </table:table-cell>
          <table:table-cell office:value-type="string">
            <text:p>tLoop</text:p>
          </table:table-cell>
          <table:table-cell office:value-type="float" office:value="1885145">
            <text:p>1885145</text:p>
          </table:table-cell>
          <table:table-cell office:value-type="string">
            <text:p>tWrite</text:p>
          </table:table-cell>
          <table:table-cell office:value-type="float" office:value="429">
            <text:p>429</text:p>
          </table:table-cell>
          <table:table-cell office:value-type="string">
            <text:p>tCompute</text:p>
          </table:table-cell>
          <table:table-cell office:value-type="float" office:value="927">
            <text:p>927</text:p>
          </table:table-cell>
          <table:table-cell office:value-type="string">
            <text:p>tRead</text:p>
          </table:table-cell>
          <table:table-cell office:value-type="float" office:value="707">
            <text:p>707</text:p>
          </table:table-cell>
          <table:table-cell office:value-type="string">
            <text:p>tLoopCycle</text:p>
          </table:table-cell>
          <table:table-cell office:value-type="float" office:value="940">
            <text:p>940</text:p>
          </table:table-cell>
          <table:table-cell office:value-type="string">
            <text:p>tTotal</text:p>
          </table:table-cell>
          <table:table-cell office:value-type="float" office:value="2036927">
            <text:p>2036927</text:p>
          </table:table-cell>
          <table:table-cell office:value-type="string">
            <text:p>tReal</text:p>
          </table:table-cell>
          <table:table-cell table:style-name="ce1" table:formula="of:=([.$P32]+[.$R32])/1000" office:value-type="float" office:value="1885.574">
            <text:p>1886</text:p>
          </table:table-cell>
          <table:table-cell office:value-type="string">
            <text:p>speedup</text:p>
          </table:table-cell>
          <table:table-cell table:formula="of:=['stdout original'.AB32]/[.AB32]" office:value-type="float" office:value="12.5126274545576">
            <text:p>12.512627454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71315">
            <text:p>171315</text:p>
          </table:table-cell>
          <table:table-cell office:value-type="string">
            <text:p>tLoop</text:p>
          </table:table-cell>
          <table:table-cell office:value-type="float" office:value="1996361">
            <text:p>1996361</text:p>
          </table:table-cell>
          <table:table-cell office:value-type="string">
            <text:p>tWrite</text:p>
          </table:table-cell>
          <table:table-cell office:value-type="float" office:value="428">
            <text:p>428</text:p>
          </table:table-cell>
          <table:table-cell office:value-type="string">
            <text:p>tCompute</text:p>
          </table:table-cell>
          <table:table-cell office:value-type="float" office:value="983">
            <text:p>983</text:p>
          </table:table-cell>
          <table:table-cell office:value-type="string">
            <text:p>tRead</text:p>
          </table:table-cell>
          <table:table-cell office:value-type="float" office:value="763">
            <text:p>763</text:p>
          </table:table-cell>
          <table:table-cell office:value-type="string">
            <text:p>tLoopCycle</text:p>
          </table:table-cell>
          <table:table-cell office:value-type="float" office:value="998">
            <text:p>998</text:p>
          </table:table-cell>
          <table:table-cell office:value-type="string">
            <text:p>tTotal</text:p>
          </table:table-cell>
          <table:table-cell office:value-type="float" office:value="2168439">
            <text:p>2168439</text:p>
          </table:table-cell>
          <table:table-cell office:value-type="string">
            <text:p>tReal</text:p>
          </table:table-cell>
          <table:table-cell table:style-name="ce1" table:formula="of:=([.$P33]+[.$R33])/1000" office:value-type="float" office:value="1996.789">
            <text:p>1997</text:p>
          </table:table-cell>
          <table:table-cell office:value-type="string">
            <text:p>speedup</text:p>
          </table:table-cell>
          <table:table-cell table:formula="of:=['stdout original'.AB33]/[.AB33]" office:value-type="float" office:value="11.7183152551421">
            <text:p>11.7183152551</text:p>
          </table:table-cell>
        </table:table-row>
        <table:table-row table:style-name="ro2" table:number-rows-repeated="7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2" table:number-rows-repeated="1048463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tdout blocksize 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3" table:default-cell-style-name="ce1"/>
        <table:table-column table:style-name="co21" table:number-columns-repeated="2" table:default-cell-style-name="Default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block size 4</text:p>
          </table:table-cell>
          <table:table-cell/>
          <table:table-cell office:value-type="string">
            <text:p>block size 4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33750">
            <text:p>733750</text:p>
          </table:table-cell>
          <table:table-cell office:value-type="string">
            <text:p>tLoop</text:p>
          </table:table-cell>
          <table:table-cell office:value-type="float" office:value="182700">
            <text:p>182700</text:p>
          </table:table-cell>
          <table:table-cell office:value-type="string">
            <text:p>tWrite</text:p>
          </table:table-cell>
          <table:table-cell office:value-type="float" office:value="382">
            <text:p>382</text:p>
          </table:table-cell>
          <table:table-cell office:value-type="string">
            <text:p>tCompute</text:p>
          </table:table-cell>
          <table:table-cell office:value-type="float" office:value="80">
            <text:p>80</text:p>
          </table:table-cell>
          <table:table-cell office:value-type="string">
            <text:p>tRead</text:p>
          </table:table-cell>
          <table:table-cell office:value-type="float" office:value="87">
            <text:p>87</text:p>
          </table:table-cell>
          <table:table-cell office:value-type="string">
            <text:p>tLoopCycle</text:p>
          </table:table-cell>
          <table:table-cell office:value-type="float" office:value="90">
            <text:p>90</text:p>
          </table:table-cell>
          <table:table-cell office:value-type="string">
            <text:p>tTotal</text:p>
          </table:table-cell>
          <table:table-cell office:value-type="float" office:value="916537">
            <text:p>916537</text:p>
          </table:table-cell>
          <table:table-cell office:value-type="string">
            <text:p>tReal</text:p>
          </table:table-cell>
          <table:table-cell table:formula="of:=([.$P2]+[.$R2])/1000" office:value-type="float" office:value="183.082">
            <text:p>183</text:p>
          </table:table-cell>
          <table:table-cell office:value-type="string">
            <text:p>speedup</text:p>
          </table:table-cell>
          <table:table-cell table:formula="of:=['stdout original'.AB3]/[.AB2]" office:value-type="float" office:value="0.475977977081308">
            <text:p>0.4759779771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5325">
            <text:p>125325</text:p>
          </table:table-cell>
          <table:table-cell office:value-type="string">
            <text:p>tLoop</text:p>
          </table:table-cell>
          <table:table-cell office:value-type="float" office:value="186250">
            <text:p>186250</text:p>
          </table:table-cell>
          <table:table-cell office:value-type="string">
            <text:p>tWrite</text:p>
          </table:table-cell>
          <table:table-cell office:value-type="float" office:value="394">
            <text:p>394</text:p>
          </table:table-cell>
          <table:table-cell office:value-type="string">
            <text:p>tCompute</text:p>
          </table:table-cell>
          <table:table-cell office:value-type="float" office:value="80">
            <text:p>80</text:p>
          </table:table-cell>
          <table:table-cell office:value-type="string">
            <text:p>tRead</text:p>
          </table:table-cell>
          <table:table-cell office:value-type="float" office:value="84">
            <text:p>84</text:p>
          </table:table-cell>
          <table:table-cell office:value-type="string">
            <text:p>tLoopCycle</text:p>
          </table:table-cell>
          <table:table-cell office:value-type="float" office:value="91">
            <text:p>91</text:p>
          </table:table-cell>
          <table:table-cell office:value-type="string">
            <text:p>tTotal</text:p>
          </table:table-cell>
          <table:table-cell office:value-type="float" office:value="311659">
            <text:p>311659</text:p>
          </table:table-cell>
          <table:table-cell office:value-type="string">
            <text:p>tReal</text:p>
          </table:table-cell>
          <table:table-cell table:formula="of:=([.$P3]+[.$R3])/1000" office:value-type="float" office:value="186.644">
            <text:p>187</text:p>
          </table:table-cell>
          <table:table-cell office:value-type="string">
            <text:p>speedup</text:p>
          </table:table-cell>
          <table:table-cell table:formula="of:=['stdout original'.AB5]/[.AB3]" office:value-type="float" office:value="2.15638863290542">
            <text:p>2.1563886329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47574">
            <text:p>147574</text:p>
          </table:table-cell>
          <table:table-cell office:value-type="string">
            <text:p>tLoop</text:p>
          </table:table-cell>
          <table:table-cell office:value-type="float" office:value="182144">
            <text:p>182144</text:p>
          </table:table-cell>
          <table:table-cell office:value-type="string">
            <text:p>tWrite</text:p>
          </table:table-cell>
          <table:table-cell office:value-type="float" office:value="397">
            <text:p>397</text:p>
          </table:table-cell>
          <table:table-cell office:value-type="string">
            <text:p>tCompute</text:p>
          </table:table-cell>
          <table:table-cell office:value-type="float" office:value="77">
            <text:p>77</text:p>
          </table:table-cell>
          <table:table-cell office:value-type="string">
            <text:p>tRead</text:p>
          </table:table-cell>
          <table:table-cell office:value-type="float" office:value="118">
            <text:p>118</text:p>
          </table:table-cell>
          <table:table-cell office:value-type="string">
            <text:p>tLoopCycle</text:p>
          </table:table-cell>
          <table:table-cell office:value-type="float" office:value="90">
            <text:p>90</text:p>
          </table:table-cell>
          <table:table-cell office:value-type="string">
            <text:p>tTotal</text:p>
          </table:table-cell>
          <table:table-cell office:value-type="float" office:value="329836">
            <text:p>329836</text:p>
          </table:table-cell>
          <table:table-cell office:value-type="string">
            <text:p>tReal</text:p>
          </table:table-cell>
          <table:table-cell table:formula="of:=([.$P4]+[.$R4])/1000" office:value-type="float" office:value="182.541">
            <text:p>183</text:p>
          </table:table-cell>
          <table:table-cell office:value-type="string">
            <text:p>speedup</text:p>
          </table:table-cell>
          <table:table-cell table:formula="of:=['stdout original'.AB7]/[.AB4]" office:value-type="float" office:value="5.17822297456462">
            <text:p>5.1782229746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70116">
            <text:p>170116</text:p>
          </table:table-cell>
          <table:table-cell office:value-type="string">
            <text:p>tLoop</text:p>
          </table:table-cell>
          <table:table-cell office:value-type="float" office:value="183829">
            <text:p>183829</text:p>
          </table:table-cell>
          <table:table-cell office:value-type="string">
            <text:p>tWrite</text:p>
          </table:table-cell>
          <table:table-cell office:value-type="float" office:value="476">
            <text:p>476</text:p>
          </table:table-cell>
          <table:table-cell office:value-type="string">
            <text:p>tCompute</text:p>
          </table:table-cell>
          <table:table-cell office:value-type="float" office:value="77">
            <text:p>77</text:p>
          </table:table-cell>
          <table:table-cell office:value-type="string">
            <text:p>tRead</text:p>
          </table:table-cell>
          <table:table-cell office:value-type="float" office:value="162">
            <text:p>162</text:p>
          </table:table-cell>
          <table:table-cell office:value-type="string">
            <text:p>tLoopCycle</text:p>
          </table:table-cell>
          <table:table-cell office:value-type="float" office:value="92">
            <text:p>92</text:p>
          </table:table-cell>
          <table:table-cell office:value-type="string">
            <text:p>tTotal</text:p>
          </table:table-cell>
          <table:table-cell office:value-type="float" office:value="354107">
            <text:p>354107</text:p>
          </table:table-cell>
          <table:table-cell office:value-type="string">
            <text:p>tReal</text:p>
          </table:table-cell>
          <table:table-cell table:formula="of:=([.$P5]+[.$R5])/1000" office:value-type="float" office:value="184.305">
            <text:p>184</text:p>
          </table:table-cell>
          <table:table-cell office:value-type="string">
            <text:p>speedup</text:p>
          </table:table-cell>
          <table:table-cell table:formula="of:=['stdout original'.AB9]/[.AB5]" office:value-type="float" office:value="9.39690187461002">
            <text:p>9.3969018746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90728">
            <text:p>190728</text:p>
          </table:table-cell>
          <table:table-cell office:value-type="string">
            <text:p>tLoop</text:p>
          </table:table-cell>
          <table:table-cell office:value-type="float" office:value="186631">
            <text:p>186631</text:p>
          </table:table-cell>
          <table:table-cell office:value-type="string">
            <text:p>tWrite</text:p>
          </table:table-cell>
          <table:table-cell office:value-type="float" office:value="523">
            <text:p>523</text:p>
          </table:table-cell>
          <table:table-cell office:value-type="string">
            <text:p>tCompute</text:p>
          </table:table-cell>
          <table:table-cell office:value-type="float" office:value="77">
            <text:p>77</text:p>
          </table:table-cell>
          <table:table-cell office:value-type="string">
            <text:p>tRead</text:p>
          </table:table-cell>
          <table:table-cell office:value-type="float" office:value="192">
            <text:p>192</text:p>
          </table:table-cell>
          <table:table-cell office:value-type="string">
            <text:p>tLoopCycle</text:p>
          </table:table-cell>
          <table:table-cell office:value-type="float" office:value="93">
            <text:p>93</text:p>
          </table:table-cell>
          <table:table-cell office:value-type="string">
            <text:p>tTotal</text:p>
          </table:table-cell>
          <table:table-cell office:value-type="float" office:value="377551">
            <text:p>377551</text:p>
          </table:table-cell>
          <table:table-cell office:value-type="string">
            <text:p>tReal</text:p>
          </table:table-cell>
          <table:table-cell table:formula="of:=([.$P6]+[.$R6])/1000" office:value-type="float" office:value="187.154">
            <text:p>187</text:p>
          </table:table-cell>
          <table:table-cell office:value-type="string">
            <text:p>speedup</text:p>
          </table:table-cell>
          <table:table-cell table:formula="of:=['stdout original'.AB11]/[.AB6]" office:value-type="float" office:value="14.6795740406296">
            <text:p>14.6795740406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20418">
            <text:p>220418</text:p>
          </table:table-cell>
          <table:table-cell office:value-type="string">
            <text:p>tLoop</text:p>
          </table:table-cell>
          <table:table-cell office:value-type="float" office:value="188678">
            <text:p>188678</text:p>
          </table:table-cell>
          <table:table-cell office:value-type="string">
            <text:p>tWrite</text:p>
          </table:table-cell>
          <table:table-cell office:value-type="float" office:value="1649">
            <text:p>1649</text:p>
          </table:table-cell>
          <table:table-cell office:value-type="string">
            <text:p>tCompute</text:p>
          </table:table-cell>
          <table:table-cell office:value-type="float" office:value="77">
            <text:p>77</text:p>
          </table:table-cell>
          <table:table-cell office:value-type="string">
            <text:p>tRead</text:p>
          </table:table-cell>
          <table:table-cell office:value-type="float" office:value="241">
            <text:p>241</text:p>
          </table:table-cell>
          <table:table-cell office:value-type="string">
            <text:p>tLoopCycle</text:p>
          </table:table-cell>
          <table:table-cell office:value-type="float" office:value="93">
            <text:p>93</text:p>
          </table:table-cell>
          <table:table-cell office:value-type="string">
            <text:p>tTotal</text:p>
          </table:table-cell>
          <table:table-cell office:value-type="float" office:value="409337">
            <text:p>409337</text:p>
          </table:table-cell>
          <table:table-cell office:value-type="string">
            <text:p>tReal</text:p>
          </table:table-cell>
          <table:table-cell table:formula="of:=([.$P7]+[.$R7])/1000" office:value-type="float" office:value="190.327">
            <text:p>190</text:p>
          </table:table-cell>
          <table:table-cell office:value-type="string">
            <text:p>speedup</text:p>
          </table:table-cell>
          <table:table-cell table:formula="of:=['stdout original'.AB13]/[.AB7]" office:value-type="float" office:value="21.0815648856967">
            <text:p>21.0815648857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28788">
            <text:p>228788</text:p>
          </table:table-cell>
          <table:table-cell office:value-type="string">
            <text:p>tLoop</text:p>
          </table:table-cell>
          <table:table-cell office:value-type="float" office:value="294908">
            <text:p>294908</text:p>
          </table:table-cell>
          <table:table-cell office:value-type="string">
            <text:p>tWrite</text:p>
          </table:table-cell>
          <table:table-cell office:value-type="float" office:value="582">
            <text:p>582</text:p>
          </table:table-cell>
          <table:table-cell office:value-type="string">
            <text:p>tCompute</text:p>
          </table:table-cell>
          <table:table-cell office:value-type="float" office:value="130">
            <text:p>130</text:p>
          </table:table-cell>
          <table:table-cell office:value-type="string">
            <text:p>tRead</text:p>
          </table:table-cell>
          <table:table-cell office:value-type="float" office:value="294">
            <text:p>294</text:p>
          </table:table-cell>
          <table:table-cell office:value-type="string">
            <text:p>tLoopCycle</text:p>
          </table:table-cell>
          <table:table-cell office:value-type="float" office:value="148">
            <text:p>148</text:p>
          </table:table-cell>
          <table:table-cell office:value-type="string">
            <text:p>tTotal</text:p>
          </table:table-cell>
          <table:table-cell office:value-type="float" office:value="523990">
            <text:p>523990</text:p>
          </table:table-cell>
          <table:table-cell office:value-type="string">
            <text:p>tReal</text:p>
          </table:table-cell>
          <table:table-cell table:formula="of:=([.$P8]+[.$R8])/1000" office:value-type="float" office:value="295.49">
            <text:p>295</text:p>
          </table:table-cell>
          <table:table-cell office:value-type="string">
            <text:p>speedup</text:p>
          </table:table-cell>
          <table:table-cell table:formula="of:=['stdout original'.AB15]/[.AB8]" office:value-type="float" office:value="18.6274628583032">
            <text:p>18.6274628583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46290">
            <text:p>246290</text:p>
          </table:table-cell>
          <table:table-cell office:value-type="string">
            <text:p>tLoop</text:p>
          </table:table-cell>
          <table:table-cell office:value-type="float" office:value="302676">
            <text:p>302676</text:p>
          </table:table-cell>
          <table:table-cell office:value-type="string">
            <text:p>tWrite</text:p>
          </table:table-cell>
          <table:table-cell office:value-type="float" office:value="620">
            <text:p>620</text:p>
          </table:table-cell>
          <table:table-cell office:value-type="string">
            <text:p>tCompute</text:p>
          </table:table-cell>
          <table:table-cell office:value-type="float" office:value="132">
            <text:p>132</text:p>
          </table:table-cell>
          <table:table-cell office:value-type="string">
            <text:p>tRead</text:p>
          </table:table-cell>
          <table:table-cell office:value-type="float" office:value="375">
            <text:p>375</text:p>
          </table:table-cell>
          <table:table-cell office:value-type="string">
            <text:p>tLoopCycle</text:p>
          </table:table-cell>
          <table:table-cell office:value-type="float" office:value="149">
            <text:p>149</text:p>
          </table:table-cell>
          <table:table-cell office:value-type="string">
            <text:p>tTotal</text:p>
          </table:table-cell>
          <table:table-cell office:value-type="float" office:value="549341">
            <text:p>549341</text:p>
          </table:table-cell>
          <table:table-cell office:value-type="string">
            <text:p>tReal</text:p>
          </table:table-cell>
          <table:table-cell table:formula="of:=([.$P9]+[.$R9])/1000" office:value-type="float" office:value="303.296">
            <text:p>303</text:p>
          </table:table-cell>
          <table:table-cell office:value-type="string">
            <text:p>speedup</text:p>
          </table:table-cell>
          <table:table-cell table:formula="of:=['stdout original'.AB17]/[.AB9]" office:value-type="float" office:value="23.8359028803545">
            <text:p>23.8359028804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66037">
            <text:p>266037</text:p>
          </table:table-cell>
          <table:table-cell office:value-type="string">
            <text:p>tLoop</text:p>
          </table:table-cell>
          <table:table-cell office:value-type="float" office:value="307554">
            <text:p>307554</text:p>
          </table:table-cell>
          <table:table-cell office:value-type="string">
            <text:p>tWrite</text:p>
          </table:table-cell>
          <table:table-cell office:value-type="float" office:value="687">
            <text:p>687</text:p>
          </table:table-cell>
          <table:table-cell office:value-type="string">
            <text:p>tCompute</text:p>
          </table:table-cell>
          <table:table-cell office:value-type="float" office:value="134">
            <text:p>134</text:p>
          </table:table-cell>
          <table:table-cell office:value-type="string">
            <text:p>tRead</text:p>
          </table:table-cell>
          <table:table-cell office:value-type="float" office:value="399">
            <text:p>399</text:p>
          </table:table-cell>
          <table:table-cell office:value-type="string">
            <text:p>tLoopCycle</text:p>
          </table:table-cell>
          <table:table-cell office:value-type="float" office:value="154">
            <text:p>154</text:p>
          </table:table-cell>
          <table:table-cell office:value-type="string">
            <text:p>tTotal</text:p>
          </table:table-cell>
          <table:table-cell office:value-type="float" office:value="573990">
            <text:p>573990</text:p>
          </table:table-cell>
          <table:table-cell office:value-type="string">
            <text:p>tReal</text:p>
          </table:table-cell>
          <table:table-cell table:formula="of:=([.$P10]+[.$R10])/1000" office:value-type="float" office:value="308.241">
            <text:p>308</text:p>
          </table:table-cell>
          <table:table-cell office:value-type="string">
            <text:p>speedup</text:p>
          </table:table-cell>
          <table:table-cell table:formula="of:=['stdout original'.AB19]/[.AB10]" office:value-type="float" office:value="23.332084310653">
            <text:p>23.3320843107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85098">
            <text:p>285098</text:p>
          </table:table-cell>
          <table:table-cell office:value-type="string">
            <text:p>tLoop</text:p>
          </table:table-cell>
          <table:table-cell office:value-type="float" office:value="408839">
            <text:p>408839</text:p>
          </table:table-cell>
          <table:table-cell office:value-type="string">
            <text:p>tWrite</text:p>
          </table:table-cell>
          <table:table-cell office:value-type="float" office:value="747">
            <text:p>747</text:p>
          </table:table-cell>
          <table:table-cell office:value-type="string">
            <text:p>tCompute</text:p>
          </table:table-cell>
          <table:table-cell office:value-type="float" office:value="183">
            <text:p>183</text:p>
          </table:table-cell>
          <table:table-cell office:value-type="string">
            <text:p>tRead</text:p>
          </table:table-cell>
          <table:table-cell office:value-type="float" office:value="474">
            <text:p>474</text:p>
          </table:table-cell>
          <table:table-cell office:value-type="string">
            <text:p>tLoopCycle</text:p>
          </table:table-cell>
          <table:table-cell office:value-type="float" office:value="203">
            <text:p>203</text:p>
          </table:table-cell>
          <table:table-cell office:value-type="string">
            <text:p>tTotal</text:p>
          </table:table-cell>
          <table:table-cell office:value-type="float" office:value="694411">
            <text:p>694411</text:p>
          </table:table-cell>
          <table:table-cell office:value-type="string">
            <text:p>tReal</text:p>
          </table:table-cell>
          <table:table-cell table:formula="of:=([.$P11]+[.$R11])/1000" office:value-type="float" office:value="409.586">
            <text:p>410</text:p>
          </table:table-cell>
          <table:table-cell office:value-type="string">
            <text:p>speedup</text:p>
          </table:table-cell>
          <table:table-cell table:formula="of:=['stdout original'.AB21]/[.AB11]" office:value-type="float" office:value="20.9290747242337">
            <text:p>20.9290747242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05093">
            <text:p>305093</text:p>
          </table:table-cell>
          <table:table-cell office:value-type="string">
            <text:p>tLoop</text:p>
          </table:table-cell>
          <table:table-cell office:value-type="float" office:value="418927">
            <text:p>418927</text:p>
          </table:table-cell>
          <table:table-cell office:value-type="string">
            <text:p>tWrite</text:p>
          </table:table-cell>
          <table:table-cell office:value-type="float" office:value="832">
            <text:p>832</text:p>
          </table:table-cell>
          <table:table-cell office:value-type="string">
            <text:p>tCompute</text:p>
          </table:table-cell>
          <table:table-cell office:value-type="float" office:value="188">
            <text:p>188</text:p>
          </table:table-cell>
          <table:table-cell office:value-type="string">
            <text:p>tRead</text:p>
          </table:table-cell>
          <table:table-cell office:value-type="float" office:value="518">
            <text:p>518</text:p>
          </table:table-cell>
          <table:table-cell office:value-type="string">
            <text:p>tLoopCycle</text:p>
          </table:table-cell>
          <table:table-cell office:value-type="float" office:value="209">
            <text:p>209</text:p>
          </table:table-cell>
          <table:table-cell office:value-type="string">
            <text:p>tTotal</text:p>
          </table:table-cell>
          <table:table-cell office:value-type="float" office:value="724538">
            <text:p>724538</text:p>
          </table:table-cell>
          <table:table-cell office:value-type="string">
            <text:p>tReal</text:p>
          </table:table-cell>
          <table:table-cell table:formula="of:=([.$P12]+[.$R12])/1000" office:value-type="float" office:value="419.759">
            <text:p>420</text:p>
          </table:table-cell>
          <table:table-cell office:value-type="string">
            <text:p>speedup</text:p>
          </table:table-cell>
          <table:table-cell table:formula="of:=['stdout original'.AB23]/[.AB12]" office:value-type="float" office:value="24.5592566210611">
            <text:p>24.5592566211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36534">
            <text:p>336534</text:p>
          </table:table-cell>
          <table:table-cell office:value-type="string">
            <text:p>tLoop</text:p>
          </table:table-cell>
          <table:table-cell office:value-type="float" office:value="563758">
            <text:p>563758</text:p>
          </table:table-cell>
          <table:table-cell office:value-type="string">
            <text:p>tWrite</text:p>
          </table:table-cell>
          <table:table-cell office:value-type="float" office:value="878">
            <text:p>878</text:p>
          </table:table-cell>
          <table:table-cell office:value-type="string">
            <text:p>tCompute</text:p>
          </table:table-cell>
          <table:table-cell office:value-type="float" office:value="235">
            <text:p>235</text:p>
          </table:table-cell>
          <table:table-cell office:value-type="string">
            <text:p>tRead</text:p>
          </table:table-cell>
          <table:table-cell office:value-type="float" office:value="608">
            <text:p>608</text:p>
          </table:table-cell>
          <table:table-cell office:value-type="string">
            <text:p>tLoopCycle</text:p>
          </table:table-cell>
          <table:table-cell office:value-type="float" office:value="257">
            <text:p>257</text:p>
          </table:table-cell>
          <table:table-cell office:value-type="string">
            <text:p>tTotal</text:p>
          </table:table-cell>
          <table:table-cell office:value-type="float" office:value="900900">
            <text:p>900900</text:p>
          </table:table-cell>
          <table:table-cell office:value-type="string">
            <text:p>tReal</text:p>
          </table:table-cell>
          <table:table-cell table:formula="of:=([.$P13]+[.$R13])/1000" office:value-type="float" office:value="564.636">
            <text:p>565</text:p>
          </table:table-cell>
          <table:table-cell office:value-type="string">
            <text:p>speedup</text:p>
          </table:table-cell>
          <table:table-cell table:formula="of:=['stdout original'.AB25]/[.AB13]" office:value-type="float" office:value="29.2276882805914">
            <text:p>29.2276882806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43839">
            <text:p>343839</text:p>
          </table:table-cell>
          <table:table-cell office:value-type="string">
            <text:p>tLoop</text:p>
          </table:table-cell>
          <table:table-cell office:value-type="float" office:value="529532">
            <text:p>529532</text:p>
          </table:table-cell>
          <table:table-cell office:value-type="string">
            <text:p>tWrite</text:p>
          </table:table-cell>
          <table:table-cell office:value-type="float" office:value="972">
            <text:p>972</text:p>
          </table:table-cell>
          <table:table-cell office:value-type="string">
            <text:p>tCompute</text:p>
          </table:table-cell>
          <table:table-cell office:value-type="float" office:value="239">
            <text:p>239</text:p>
          </table:table-cell>
          <table:table-cell office:value-type="string">
            <text:p>tRead</text:p>
          </table:table-cell>
          <table:table-cell office:value-type="float" office:value="744">
            <text:p>744</text:p>
          </table:table-cell>
          <table:table-cell office:value-type="string">
            <text:p>tLoopCycle</text:p>
          </table:table-cell>
          <table:table-cell office:value-type="float" office:value="262">
            <text:p>262</text:p>
          </table:table-cell>
          <table:table-cell office:value-type="string">
            <text:p>tTotal</text:p>
          </table:table-cell>
          <table:table-cell office:value-type="float" office:value="874115">
            <text:p>874115</text:p>
          </table:table-cell>
          <table:table-cell office:value-type="string">
            <text:p>tReal</text:p>
          </table:table-cell>
          <table:table-cell table:formula="of:=([.$P14]+[.$R14])/1000" office:value-type="float" office:value="530.504">
            <text:p>531</text:p>
          </table:table-cell>
          <table:table-cell office:value-type="string">
            <text:p>speedup</text:p>
          </table:table-cell>
          <table:table-cell table:formula="of:=['stdout original'.AB27]/[.AB14]" office:value-type="float" office:value="36.6953067271877">
            <text:p>36.6953067272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55286">
            <text:p>755286</text:p>
          </table:table-cell>
          <table:table-cell office:value-type="string">
            <text:p>tLoop</text:p>
          </table:table-cell>
          <table:table-cell office:value-type="float" office:value="623106">
            <text:p>623106</text:p>
          </table:table-cell>
          <table:table-cell office:value-type="string">
            <text:p>tWrite</text:p>
          </table:table-cell>
          <table:table-cell office:value-type="float" office:value="1068">
            <text:p>1068</text:p>
          </table:table-cell>
          <table:table-cell office:value-type="string">
            <text:p>tCompute</text:p>
          </table:table-cell>
          <table:table-cell office:value-type="float" office:value="287">
            <text:p>287</text:p>
          </table:table-cell>
          <table:table-cell office:value-type="string">
            <text:p>tRead</text:p>
          </table:table-cell>
          <table:table-cell office:value-type="float" office:value="831">
            <text:p>831</text:p>
          </table:table-cell>
          <table:table-cell office:value-type="string">
            <text:p>tLoopCycle</text:p>
          </table:table-cell>
          <table:table-cell office:value-type="float" office:value="306">
            <text:p>306</text:p>
          </table:table-cell>
          <table:table-cell office:value-type="string">
            <text:p>tTotal</text:p>
          </table:table-cell>
          <table:table-cell office:value-type="float" office:value="1379223">
            <text:p>1379223</text:p>
          </table:table-cell>
          <table:table-cell office:value-type="string">
            <text:p>tReal</text:p>
          </table:table-cell>
          <table:table-cell table:formula="of:=([.$P15]+[.$R15])/1000" office:value-type="float" office:value="624.174">
            <text:p>624</text:p>
          </table:table-cell>
          <table:table-cell office:value-type="string">
            <text:p>speedup</text:p>
          </table:table-cell>
          <table:table-cell table:formula="of:=['stdout original'.AB29]/[.AB15]" office:value-type="float" office:value="36.3984305658358">
            <text:p>36.3984305658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807082">
            <text:p>807082</text:p>
          </table:table-cell>
          <table:table-cell office:value-type="string">
            <text:p>tLoop</text:p>
          </table:table-cell>
          <table:table-cell office:value-type="float" office:value="626129">
            <text:p>626129</text:p>
          </table:table-cell>
          <table:table-cell office:value-type="string">
            <text:p>tWrite</text:p>
          </table:table-cell>
          <table:table-cell office:value-type="float" office:value="1014">
            <text:p>1014</text:p>
          </table:table-cell>
          <table:table-cell office:value-type="string">
            <text:p>tCompute</text:p>
          </table:table-cell>
          <table:table-cell office:value-type="float" office:value="286">
            <text:p>286</text:p>
          </table:table-cell>
          <table:table-cell office:value-type="string">
            <text:p>tRead</text:p>
          </table:table-cell>
          <table:table-cell office:value-type="float" office:value="964">
            <text:p>964</text:p>
          </table:table-cell>
          <table:table-cell office:value-type="string">
            <text:p>tLoopCycle</text:p>
          </table:table-cell>
          <table:table-cell office:value-type="float" office:value="296">
            <text:p>296</text:p>
          </table:table-cell>
          <table:table-cell office:value-type="string">
            <text:p>tTotal</text:p>
          </table:table-cell>
          <table:table-cell office:value-type="float" office:value="1434175">
            <text:p>1434175</text:p>
          </table:table-cell>
          <table:table-cell office:value-type="string">
            <text:p>tReal</text:p>
          </table:table-cell>
          <table:table-cell table:formula="of:=([.$P16]+[.$R16])/1000" office:value-type="float" office:value="627.143">
            <text:p>627</text:p>
          </table:table-cell>
          <table:table-cell office:value-type="string">
            <text:p>speedup</text:p>
          </table:table-cell>
          <table:table-cell table:formula="of:=['stdout original'.AB31]/[.AB16]" office:value-type="float" office:value="33.5544221971703">
            <text:p>33.5544221972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8030">
            <text:p>128030</text:p>
          </table:table-cell>
          <table:table-cell office:value-type="string">
            <text:p>tLoop</text:p>
          </table:table-cell>
          <table:table-cell office:value-type="float" office:value="689365">
            <text:p>689365</text:p>
          </table:table-cell>
          <table:table-cell office:value-type="string">
            <text:p>tWrite</text:p>
          </table:table-cell>
          <table:table-cell office:value-type="float" office:value="425">
            <text:p>425</text:p>
          </table:table-cell>
          <table:table-cell office:value-type="string">
            <text:p>tCompute</text:p>
          </table:table-cell>
          <table:table-cell office:value-type="float" office:value="330">
            <text:p>330</text:p>
          </table:table-cell>
          <table:table-cell office:value-type="string">
            <text:p>tRead</text:p>
          </table:table-cell>
          <table:table-cell office:value-type="float" office:value="761">
            <text:p>761</text:p>
          </table:table-cell>
          <table:table-cell office:value-type="string">
            <text:p>tLoopCycle</text:p>
          </table:table-cell>
          <table:table-cell office:value-type="float" office:value="342">
            <text:p>342</text:p>
          </table:table-cell>
          <table:table-cell office:value-type="string">
            <text:p>tTotal</text:p>
          </table:table-cell>
          <table:table-cell office:value-type="float" office:value="818156">
            <text:p>818156</text:p>
          </table:table-cell>
          <table:table-cell office:value-type="string">
            <text:p>tReal</text:p>
          </table:table-cell>
          <table:table-cell table:formula="of:=([.$P17]+[.$R17])/1000" office:value-type="float" office:value="689.79">
            <text:p>690</text:p>
          </table:table-cell>
          <table:table-cell office:value-type="string">
            <text:p>speedup</text:p>
          </table:table-cell>
          <table:table-cell table:formula="of:=['stdout original'.AB33]/[.AB17]" office:value-type="float" office:value="33.9219226141289">
            <text:p>33.9219226141</text:p>
          </table:table-cell>
        </table:table-row>
      </table:table>
      <table:table table:name="stdout blocksize 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ce1"/>
        <table:table-column table:style-name="co21" table:number-columns-repeated="2" table:default-cell-style-name="Default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block size 8</text:p>
          </table:table-cell>
          <table:table-cell/>
          <table:table-cell office:value-type="string">
            <text:p>block size 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17247">
            <text:p>717247</text:p>
          </table:table-cell>
          <table:table-cell office:value-type="string">
            <text:p>tLoop</text:p>
          </table:table-cell>
          <table:table-cell office:value-type="float" office:value="207835">
            <text:p>207835</text:p>
          </table:table-cell>
          <table:table-cell office:value-type="string">
            <text:p>tWrite</text:p>
          </table:table-cell>
          <table:table-cell office:value-type="float" office:value="371">
            <text:p>371</text:p>
          </table:table-cell>
          <table:table-cell office:value-type="string">
            <text:p>tCompute</text:p>
          </table:table-cell>
          <table:table-cell office:value-type="float" office:value="92">
            <text:p>92</text:p>
          </table:table-cell>
          <table:table-cell office:value-type="string">
            <text:p>tRead</text:p>
          </table:table-cell>
          <table:table-cell office:value-type="float" office:value="73">
            <text:p>73</text:p>
          </table:table-cell>
          <table:table-cell office:value-type="string">
            <text:p>tLoopCycle</text:p>
          </table:table-cell>
          <table:table-cell office:value-type="float" office:value="102">
            <text:p>102</text:p>
          </table:table-cell>
          <table:table-cell office:value-type="string">
            <text:p>tTotal</text:p>
          </table:table-cell>
          <table:table-cell office:value-type="float" office:value="925155">
            <text:p>925155</text:p>
          </table:table-cell>
          <table:table-cell office:value-type="string">
            <text:p>tReal</text:p>
          </table:table-cell>
          <table:table-cell table:formula="of:=([.$P2]+[.$R2])/1000" office:value-type="float" office:value="208.206">
            <text:p>208</text:p>
          </table:table-cell>
          <table:table-cell office:value-type="string">
            <text:p>speedup</text:p>
          </table:table-cell>
          <table:table-cell table:formula="of:=['stdout original'.AB5]/[.AB2]" office:value-type="float" office:value="1.93307109305207">
            <text:p>1.933071093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0664">
            <text:p>120664</text:p>
          </table:table-cell>
          <table:table-cell office:value-type="string">
            <text:p>tLoop</text:p>
          </table:table-cell>
          <table:table-cell office:value-type="float" office:value="208413">
            <text:p>208413</text:p>
          </table:table-cell>
          <table:table-cell office:value-type="string">
            <text:p>tWrite</text:p>
          </table:table-cell>
          <table:table-cell office:value-type="float" office:value="397">
            <text:p>397</text:p>
          </table:table-cell>
          <table:table-cell office:value-type="string">
            <text:p>tCompute</text:p>
          </table:table-cell>
          <table:table-cell office:value-type="float" office:value="89">
            <text:p>89</text:p>
          </table:table-cell>
          <table:table-cell office:value-type="string">
            <text:p>tRead</text:p>
          </table:table-cell>
          <table:table-cell office:value-type="float" office:value="103">
            <text:p>103</text:p>
          </table:table-cell>
          <table:table-cell office:value-type="string">
            <text:p>tLoopCycle</text:p>
          </table:table-cell>
          <table:table-cell office:value-type="float" office:value="102">
            <text:p>102</text:p>
          </table:table-cell>
          <table:table-cell office:value-type="string">
            <text:p>tTotal</text:p>
          </table:table-cell>
          <table:table-cell office:value-type="float" office:value="329180">
            <text:p>329180</text:p>
          </table:table-cell>
          <table:table-cell office:value-type="string">
            <text:p>tReal</text:p>
          </table:table-cell>
          <table:table-cell table:formula="of:=([.$P3]+[.$R3])/1000" office:value-type="float" office:value="208.81">
            <text:p>209</text:p>
          </table:table-cell>
          <table:table-cell office:value-type="string">
            <text:p>speedup</text:p>
          </table:table-cell>
          <table:table-cell table:formula="of:=['stdout original'.AB9]/[.AB3]" office:value-type="float" office:value="8.29412384464345">
            <text:p>8.294123844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42005">
            <text:p>142005</text:p>
          </table:table-cell>
          <table:table-cell office:value-type="string">
            <text:p>tLoop</text:p>
          </table:table-cell>
          <table:table-cell office:value-type="float" office:value="204696">
            <text:p>204696</text:p>
          </table:table-cell>
          <table:table-cell office:value-type="string">
            <text:p>tWrite</text:p>
          </table:table-cell>
          <table:table-cell office:value-type="float" office:value="431">
            <text:p>431</text:p>
          </table:table-cell>
          <table:table-cell office:value-type="string">
            <text:p>tCompute</text:p>
          </table:table-cell>
          <table:table-cell office:value-type="float" office:value="89">
            <text:p>89</text:p>
          </table:table-cell>
          <table:table-cell office:value-type="string">
            <text:p>tRead</text:p>
          </table:table-cell>
          <table:table-cell office:value-type="float" office:value="204">
            <text:p>204</text:p>
          </table:table-cell>
          <table:table-cell office:value-type="string">
            <text:p>tLoopCycle</text:p>
          </table:table-cell>
          <table:table-cell office:value-type="float" office:value="101">
            <text:p>101</text:p>
          </table:table-cell>
          <table:table-cell office:value-type="string">
            <text:p>tTotal</text:p>
          </table:table-cell>
          <table:table-cell office:value-type="float" office:value="346905">
            <text:p>346905</text:p>
          </table:table-cell>
          <table:table-cell office:value-type="string">
            <text:p>tReal</text:p>
          </table:table-cell>
          <table:table-cell table:formula="of:=([.$P4]+[.$R4])/1000" office:value-type="float" office:value="205.127">
            <text:p>205</text:p>
          </table:table-cell>
          <table:table-cell office:value-type="string">
            <text:p>speedup</text:p>
          </table:table-cell>
          <table:table-cell table:formula="of:=['stdout original'.AB13]/[.AB4]" office:value-type="float" office:value="19.5605210430611">
            <text:p>19.560521043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4083">
            <text:p>164083</text:p>
          </table:table-cell>
          <table:table-cell office:value-type="string">
            <text:p>tLoop</text:p>
          </table:table-cell>
          <table:table-cell office:value-type="float" office:value="208381">
            <text:p>208381</text:p>
          </table:table-cell>
          <table:table-cell office:value-type="string">
            <text:p>tWrite</text:p>
          </table:table-cell>
          <table:table-cell office:value-type="float" office:value="427">
            <text:p>427</text:p>
          </table:table-cell>
          <table:table-cell office:value-type="string">
            <text:p>tCompute</text:p>
          </table:table-cell>
          <table:table-cell office:value-type="float" office:value="90">
            <text:p>90</text:p>
          </table:table-cell>
          <table:table-cell office:value-type="string">
            <text:p>tRead</text:p>
          </table:table-cell>
          <table:table-cell office:value-type="float" office:value="259">
            <text:p>259</text:p>
          </table:table-cell>
          <table:table-cell office:value-type="string">
            <text:p>tLoopCycle</text:p>
          </table:table-cell>
          <table:table-cell office:value-type="float" office:value="103">
            <text:p>103</text:p>
          </table:table-cell>
          <table:table-cell office:value-type="string">
            <text:p>tTotal</text:p>
          </table:table-cell>
          <table:table-cell office:value-type="float" office:value="372723">
            <text:p>372723</text:p>
          </table:table-cell>
          <table:table-cell office:value-type="string">
            <text:p>tReal</text:p>
          </table:table-cell>
          <table:table-cell table:formula="of:=([.$P5]+[.$R5])/1000" office:value-type="float" office:value="208.808">
            <text:p>209</text:p>
          </table:table-cell>
          <table:table-cell office:value-type="string">
            <text:p>speedup</text:p>
          </table:table-cell>
          <table:table-cell table:formula="of:=['stdout original'.AB17]/[.AB5]" office:value-type="float" office:value="34.6219206160684">
            <text:p>34.621920616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85271">
            <text:p>185271</text:p>
          </table:table-cell>
          <table:table-cell office:value-type="string">
            <text:p>tLoop</text:p>
          </table:table-cell>
          <table:table-cell office:value-type="float" office:value="212495">
            <text:p>212495</text:p>
          </table:table-cell>
          <table:table-cell office:value-type="string">
            <text:p>tWrite</text:p>
          </table:table-cell>
          <table:table-cell office:value-type="float" office:value="580">
            <text:p>580</text:p>
          </table:table-cell>
          <table:table-cell office:value-type="string">
            <text:p>tCompute</text:p>
          </table:table-cell>
          <table:table-cell office:value-type="float" office:value="91">
            <text:p>91</text:p>
          </table:table-cell>
          <table:table-cell office:value-type="string">
            <text:p>tRead</text:p>
          </table:table-cell>
          <table:table-cell office:value-type="float" office:value="389">
            <text:p>389</text:p>
          </table:table-cell>
          <table:table-cell office:value-type="string">
            <text:p>tLoopCycle</text:p>
          </table:table-cell>
          <table:table-cell office:value-type="float" office:value="105">
            <text:p>105</text:p>
          </table:table-cell>
          <table:table-cell office:value-type="string">
            <text:p>tTotal</text:p>
          </table:table-cell>
          <table:table-cell office:value-type="float" office:value="398155">
            <text:p>398155</text:p>
          </table:table-cell>
          <table:table-cell office:value-type="string">
            <text:p>tReal</text:p>
          </table:table-cell>
          <table:table-cell table:formula="of:=([.$P6]+[.$R6])/1000" office:value-type="float" office:value="213.075">
            <text:p>213</text:p>
          </table:table-cell>
          <table:table-cell office:value-type="string">
            <text:p>speedup</text:p>
          </table:table-cell>
          <table:table-cell table:formula="of:=['stdout original'.AB21]/[.AB6]" office:value-type="float" office:value="40.2311674293089">
            <text:p>40.231167429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3944">
            <text:p>203944</text:p>
          </table:table-cell>
          <table:table-cell office:value-type="string">
            <text:p>tLoop</text:p>
          </table:table-cell>
          <table:table-cell office:value-type="float" office:value="224306">
            <text:p>224306</text:p>
          </table:table-cell>
          <table:table-cell office:value-type="string">
            <text:p>tWrite</text:p>
          </table:table-cell>
          <table:table-cell office:value-type="float" office:value="425">
            <text:p>425</text:p>
          </table:table-cell>
          <table:table-cell office:value-type="string">
            <text:p>tCompute</text:p>
          </table:table-cell>
          <table:table-cell office:value-type="float" office:value="95">
            <text:p>95</text:p>
          </table:table-cell>
          <table:table-cell office:value-type="string">
            <text:p>tRead</text:p>
          </table:table-cell>
          <table:table-cell office:value-type="float" office:value="495">
            <text:p>495</text:p>
          </table:table-cell>
          <table:table-cell office:value-type="string">
            <text:p>tLoopCycle</text:p>
          </table:table-cell>
          <table:table-cell office:value-type="float" office:value="111">
            <text:p>111</text:p>
          </table:table-cell>
          <table:table-cell office:value-type="string">
            <text:p>tTotal</text:p>
          </table:table-cell>
          <table:table-cell office:value-type="float" office:value="428745">
            <text:p>428745</text:p>
          </table:table-cell>
          <table:table-cell office:value-type="string">
            <text:p>tReal</text:p>
          </table:table-cell>
          <table:table-cell table:formula="of:=([.$P7]+[.$R7])/1000" office:value-type="float" office:value="224.731">
            <text:p>225</text:p>
          </table:table-cell>
          <table:table-cell office:value-type="string">
            <text:p>speedup</text:p>
          </table:table-cell>
          <table:table-cell table:formula="of:=['stdout original'.AB25]/[.AB7]" office:value-type="float" office:value="73.4344838940778">
            <text:p>73.434483894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23822">
            <text:p>223822</text:p>
          </table:table-cell>
          <table:table-cell office:value-type="string">
            <text:p>tLoop</text:p>
          </table:table-cell>
          <table:table-cell office:value-type="float" office:value="348081">
            <text:p>348081</text:p>
          </table:table-cell>
          <table:table-cell office:value-type="string">
            <text:p>tWrite</text:p>
          </table:table-cell>
          <table:table-cell office:value-type="float" office:value="664">
            <text:p>664</text:p>
          </table:table-cell>
          <table:table-cell office:value-type="string">
            <text:p>tCompute</text:p>
          </table:table-cell>
          <table:table-cell office:value-type="float" office:value="156">
            <text:p>156</text:p>
          </table:table-cell>
          <table:table-cell office:value-type="string">
            <text:p>tRead</text:p>
          </table:table-cell>
          <table:table-cell office:value-type="float" office:value="640">
            <text:p>640</text:p>
          </table:table-cell>
          <table:table-cell office:value-type="string">
            <text:p>tLoopCycle</text:p>
          </table:table-cell>
          <table:table-cell office:value-type="float" office:value="172">
            <text:p>172</text:p>
          </table:table-cell>
          <table:table-cell office:value-type="string">
            <text:p>tTotal</text:p>
          </table:table-cell>
          <table:table-cell office:value-type="float" office:value="572543">
            <text:p>572543</text:p>
          </table:table-cell>
          <table:table-cell office:value-type="string">
            <text:p>tReal</text:p>
          </table:table-cell>
          <table:table-cell table:formula="of:=([.$P8]+[.$R8])/1000" office:value-type="float" office:value="348.745">
            <text:p>349</text:p>
          </table:table-cell>
          <table:table-cell office:value-type="string">
            <text:p>speedup</text:p>
          </table:table-cell>
          <table:table-cell table:formula="of:=['stdout original'.AB29]/[.AB8]" office:value-type="float" office:value="65.1448880987541">
            <text:p>65.144888098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41015">
            <text:p>241015</text:p>
          </table:table-cell>
          <table:table-cell office:value-type="string">
            <text:p>tLoop</text:p>
          </table:table-cell>
          <table:table-cell office:value-type="float" office:value="368347">
            <text:p>368347</text:p>
          </table:table-cell>
          <table:table-cell office:value-type="string">
            <text:p>tWrite</text:p>
          </table:table-cell>
          <table:table-cell office:value-type="float" office:value="439">
            <text:p>439</text:p>
          </table:table-cell>
          <table:table-cell office:value-type="string">
            <text:p>tCompute</text:p>
          </table:table-cell>
          <table:table-cell office:value-type="float" office:value="165">
            <text:p>165</text:p>
          </table:table-cell>
          <table:table-cell office:value-type="string">
            <text:p>tRead</text:p>
          </table:table-cell>
          <table:table-cell office:value-type="float" office:value="867">
            <text:p>867</text:p>
          </table:table-cell>
          <table:table-cell office:value-type="string">
            <text:p>tLoopCycle</text:p>
          </table:table-cell>
          <table:table-cell office:value-type="float" office:value="182">
            <text:p>182</text:p>
          </table:table-cell>
          <table:table-cell office:value-type="string">
            <text:p>tTotal</text:p>
          </table:table-cell>
          <table:table-cell office:value-type="float" office:value="610229">
            <text:p>610229</text:p>
          </table:table-cell>
          <table:table-cell office:value-type="string">
            <text:p>tReal</text:p>
          </table:table-cell>
          <table:table-cell table:formula="of:=([.$P9]+[.$R9])/1000" office:value-type="float" office:value="368.786">
            <text:p>369</text:p>
          </table:table-cell>
          <table:table-cell office:value-type="string">
            <text:p>speedup</text:p>
          </table:table-cell>
          <table:table-cell table:formula="of:=['stdout original'.AB33]/[.AB9]" office:value-type="float" office:value="63.4487290732295">
            <text:p>63.4487290732</text:p>
          </table:table-cell>
        </table:table-row>
      </table:table>
      <table:table table:name="graphs" table:style-name="ta1" table:print="false">
        <table:table-column table:style-name="co2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graphs.O25" table:end-x="0.823cm" table:end-y="0.325cm" draw:z-index="1" draw:style-name="gr1" draw:text-style-name="P1" svg:width="15.999cm" svg:height="8.999cm" svg:x="0.631cm" svg:y="0.359cm">
              <draw:object draw:notify-on-update-of-ranges="'stdout blocksize 2'.C2:'stdout blocksize 2'.C33 'stdout blocksize 2'.AD1:'stdout blocksize 2'.AD1 'stdout blocksize 2'.AD2:'stdout blocksize 2'.AD33 'stdout blocksize 4'.C2:'stdout blocksize 4'.C17 'stdout blocksize 4'.AD1:'stdout blocksize 4'.AD1 'stdout blocksize 4'.AD2:'stdout blocksize 4'.AD17 'stdout blocksize 8'.C2:'stdout blocksize 8'.C9 'stdout blocksize 8'.AD1:'stdout blocksize 8'.AD1 'stdout blocksize 8'.AD2:'stdout blocksize 8'.AD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>
            <draw:frame table:end-cell-address="graphs.H25" table:end-x="0.824cm" table:end-y="0.431cm" draw:z-index="0" draw:style-name="gr1" draw:text-style-name="P1" svg:width="15.999cm" svg:height="8.999cm" svg:x="0.631cm" svg:y="0.013cm">
              <draw:object draw:notify-on-update-of-ranges="'stdout blocksize 2'.C2:'stdout blocksize 2'.C33 'stdout blocksize 2'.AB1:'stdout blocksize 2'.AB1 'stdout blocksize 2'.AB2:'stdout blocksize 2'.AB33 'stdout blocksize 4'.C2:'stdout blocksize 4'.C17 'stdout blocksize 4'.AB1:'stdout blocksize 4'.AB1 'stdout blocksize 4'.AB2:'stdout blocksize 4'.AB17 'stdout blocksize 8'.C2:'stdout blocksize 8'.C9 'stdout blocksize 8'.AB1:'stdout blocksize 8'.AB1 'stdout blocksize 8'.AB2:'stdout blocksize 8'.A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2/11/2016</text:date>, <text:time>21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 Vos</meta:initial-creator>
    <meta:creation-date>2016-09-20T22:35:51.43</meta:creation-date>
    <dc:date>2016-11-12T21:08:21.12</dc:date>
    <dc:creator>D. Vos</dc:creator>
    <meta:editing-duration>PT1H21M24S</meta:editing-duration>
    <meta:editing-cycles>12</meta:editing-cycles>
    <meta:generator>OpenOffice/4.1.2$Win32 OpenOffice.org_project/412m3$Build-9782</meta:generator>
    <meta:document-statistic meta:table-count="5" meta:cell-count="25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42cm" svg:y="0.316cm" chart:style-name="ch2">
          <text:p>execution time - double precision</text:p>
        </chart:title>
        <chart:subtitle svg:x="6.157cm" svg:y="1.275cm" chart:style-name="ch3">
          <text:p>shared mem version</text:p>
        </chart:subtitle>
        <chart:legend chart:legend-position="end" svg:x="12.804cm" svg:y="3.664cm" style:legend-expansion="high" chart:style-name="ch4"/>
        <chart:plot-area chart:style-name="ch5" table:cell-range-address="'stdout blocksize 2'.C2:'stdout blocksize 2'.C33 'stdout blocksize 2'.AB1:'stdout blocksize 2'.AB33 'stdout blocksize 4'.AB1:'stdout blocksize 4'.AB17 'stdout blocksize 8'.AB1:'stdout blocksize 8'.AB9" chart:data-source-has-labels="row" svg:x="1.358cm" svg:y="2.318cm" svg:width="10.806cm" svg:height="5.494cm">
          <chartooo:coordinate-region svg:x="2.35cm" svg:y="2.53cm" svg:width="9.627cm" svg:height="4.609cm"/>
          <chart:axis chart:dimension="x" chart:name="primary-x" chart:style-name="ch6">
            <chart:title svg:x="5.381cm" svg:y="7.993cm" chart:style-name="ch7">
              <text:p>network size (sqrt)</text:p>
            </chart:title>
          </chart:axis>
          <chart:axis chart:dimension="y" chart:name="primary-y" chart:style-name="ch8">
            <chart:title svg:x="0.451cm" svg:y="5.823cm" chart:style-name="ch9">
              <text:p>time (ms)</text:p>
            </chart:title>
            <chart:grid chart:style-name="ch10" chart:class="major"/>
          </chart:axis>
          <chart:series chart:style-name="ch11" chart:values-cell-range-address="'stdout blocksize 2'.AB2:'stdout blocksize 2'.AB33" chart:label-cell-address="'stdout blocksize 2'.AB1:'stdout blocksize 2'.AB1" chart:class="chart:scatter">
            <chart:domain table:cell-range-address="'stdout blocksize 2'.C2:'stdout blocksize 2'.C33"/>
            <chart:data-point chart:repeated="32"/>
          </chart:series>
          <chart:series chart:style-name="ch12" chart:values-cell-range-address="'stdout blocksize 4'.AB2:'stdout blocksize 4'.AB17" chart:label-cell-address="'stdout blocksize 4'.AB1:'stdout blocksize 4'.AB1" chart:class="chart:scatter">
            <chart:domain table:cell-range-address="'stdout blocksize 4'.C2:'stdout blocksize 4'.C17"/>
            <chart:data-point chart:repeated="16"/>
          </chart:series>
          <chart:series chart:style-name="ch13" chart:values-cell-range-address="'stdout blocksize 8'.AB2:'stdout blocksize 8'.AB9" chart:label-cell-address="'stdout blocksize 8'.AB1:'stdout blocksize 8'.AB1" chart:class="chart:scatter">
            <chart:domain table:cell-range-address="'stdout blocksize 8'.C2:'stdout blocksize 8'.C9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lock size 2</text:p>
                <draw:g>
                  <svg:desc>'stdout blocksize 2'.AB1:'stdout blocksize 2'.A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4</text:p>
                <draw:g>
                  <svg:desc>'stdout blocksize 4'.AB1:'stdout blocksize 4'.A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8</text:p>
                <draw:g>
                  <svg:desc>'stdout blocksize 8'.AB1:'stdout blocksize 8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tdout blocksize 2'.C2:'stdout blocksize 2'.C33</svg:desc>
                </draw:g>
              </table:table-cell>
              <table:table-cell office:value-type="float" office:value="167.577">
                <text:p>167.577</text:p>
                <draw:g>
                  <svg:desc>'stdout blocksize 2'.AB2:'stdout blocksize 2'.AB33</svg:desc>
                </draw:g>
              </table:table-cell>
              <table:table-cell office:value-type="float" office:value="4">
                <text:p>4</text:p>
                <draw:g>
                  <svg:desc>'stdout blocksize 4'.C2:'stdout blocksize 4'.C17</svg:desc>
                </draw:g>
              </table:table-cell>
              <table:table-cell office:value-type="float" office:value="183.082">
                <text:p>183.082</text:p>
                <draw:g>
                  <svg:desc>'stdout blocksize 4'.AB2:'stdout blocksize 4'.AB17</svg:desc>
                </draw:g>
              </table:table-cell>
              <table:table-cell office:value-type="float" office:value="8">
                <text:p>8</text:p>
                <draw:g>
                  <svg:desc>'stdout blocksize 8'.C2:'stdout blocksize 8'.C9</svg:desc>
                </draw:g>
              </table:table-cell>
              <table:table-cell office:value-type="float" office:value="208.206">
                <text:p>208.206</text:p>
                <draw:g>
                  <svg:desc>'stdout blocksize 8'.AB2:'stdout blocksize 8'.A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9.144">
                <text:p>169.144</text:p>
              </table:table-cell>
              <table:table-cell office:value-type="float" office:value="8">
                <text:p>8</text:p>
              </table:table-cell>
              <table:table-cell office:value-type="float" office:value="186.644">
                <text:p>186.644</text:p>
              </table:table-cell>
              <table:table-cell office:value-type="float" office:value="16">
                <text:p>16</text:p>
              </table:table-cell>
              <table:table-cell office:value-type="float" office:value="208.81">
                <text:p>208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4.155">
                <text:p>164.155</text:p>
              </table:table-cell>
              <table:table-cell office:value-type="float" office:value="12">
                <text:p>12</text:p>
              </table:table-cell>
              <table:table-cell office:value-type="float" office:value="182.541">
                <text:p>182.541</text:p>
              </table:table-cell>
              <table:table-cell office:value-type="float" office:value="24">
                <text:p>24</text:p>
              </table:table-cell>
              <table:table-cell office:value-type="float" office:value="205.127">
                <text:p>205.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6.091">
                <text:p>166.091</text:p>
              </table:table-cell>
              <table:table-cell office:value-type="float" office:value="16">
                <text:p>16</text:p>
              </table:table-cell>
              <table:table-cell office:value-type="float" office:value="184.305">
                <text:p>184.305</text:p>
              </table:table-cell>
              <table:table-cell office:value-type="float" office:value="32">
                <text:p>32</text:p>
              </table:table-cell>
              <table:table-cell office:value-type="float" office:value="208.808">
                <text:p>208.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69.316">
                <text:p>169.316</text:p>
              </table:table-cell>
              <table:table-cell office:value-type="float" office:value="20">
                <text:p>20</text:p>
              </table:table-cell>
              <table:table-cell office:value-type="float" office:value="187.154">
                <text:p>187.154</text:p>
              </table:table-cell>
              <table:table-cell office:value-type="float" office:value="40">
                <text:p>40</text:p>
              </table:table-cell>
              <table:table-cell office:value-type="float" office:value="213.075">
                <text:p>213.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71.388">
                <text:p>171.388</text:p>
              </table:table-cell>
              <table:table-cell office:value-type="float" office:value="24">
                <text:p>24</text:p>
              </table:table-cell>
              <table:table-cell office:value-type="float" office:value="190.327">
                <text:p>190.327</text:p>
              </table:table-cell>
              <table:table-cell office:value-type="float" office:value="48">
                <text:p>48</text:p>
              </table:table-cell>
              <table:table-cell office:value-type="float" office:value="224.731">
                <text:p>224.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59.257">
                <text:p>259.257</text:p>
              </table:table-cell>
              <table:table-cell office:value-type="float" office:value="28">
                <text:p>28</text:p>
              </table:table-cell>
              <table:table-cell office:value-type="float" office:value="295.49">
                <text:p>295.49</text:p>
              </table:table-cell>
              <table:table-cell office:value-type="float" office:value="56">
                <text:p>56</text:p>
              </table:table-cell>
              <table:table-cell office:value-type="float" office:value="348.745">
                <text:p>348.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66.16">
                <text:p>266.16</text:p>
              </table:table-cell>
              <table:table-cell office:value-type="float" office:value="32">
                <text:p>32</text:p>
              </table:table-cell>
              <table:table-cell office:value-type="float" office:value="303.296">
                <text:p>303.296</text:p>
              </table:table-cell>
              <table:table-cell office:value-type="float" office:value="64">
                <text:p>64</text:p>
              </table:table-cell>
              <table:table-cell office:value-type="float" office:value="368.786">
                <text:p>368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0.919">
                <text:p>270.919</text:p>
              </table:table-cell>
              <table:table-cell office:value-type="float" office:value="36">
                <text:p>36</text:p>
              </table:table-cell>
              <table:table-cell office:value-type="float" office:value="308.241">
                <text:p>308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55.295">
                <text:p>355.295</text:p>
              </table:table-cell>
              <table:table-cell office:value-type="float" office:value="40">
                <text:p>40</text:p>
              </table:table-cell>
              <table:table-cell office:value-type="float" office:value="409.586">
                <text:p>409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62.067">
                <text:p>362.067</text:p>
              </table:table-cell>
              <table:table-cell office:value-type="float" office:value="44">
                <text:p>44</text:p>
              </table:table-cell>
              <table:table-cell office:value-type="float" office:value="419.759">
                <text:p>419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42.127">
                <text:p>442.127</text:p>
              </table:table-cell>
              <table:table-cell office:value-type="float" office:value="48">
                <text:p>48</text:p>
              </table:table-cell>
              <table:table-cell office:value-type="float" office:value="564.636">
                <text:p>564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453.028">
                <text:p>453.028</text:p>
              </table:table-cell>
              <table:table-cell office:value-type="float" office:value="52">
                <text:p>52</text:p>
              </table:table-cell>
              <table:table-cell office:value-type="float" office:value="530.504">
                <text:p>53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24.448">
                <text:p>524.448</text:p>
              </table:table-cell>
              <table:table-cell office:value-type="float" office:value="56">
                <text:p>56</text:p>
              </table:table-cell>
              <table:table-cell office:value-type="float" office:value="624.174">
                <text:p>624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93.25">
                <text:p>493.25</text:p>
              </table:table-cell>
              <table:table-cell office:value-type="float" office:value="60">
                <text:p>60</text:p>
              </table:table-cell>
              <table:table-cell office:value-type="float" office:value="627.143">
                <text:p>627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579.591">
                <text:p>579.591</text:p>
              </table:table-cell>
              <table:table-cell office:value-type="float" office:value="64">
                <text:p>64</text:p>
              </table:table-cell>
              <table:table-cell office:value-type="float" office:value="689.79">
                <text:p>689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654.386">
                <text:p>654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730.357">
                <text:p>73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814.917">
                <text:p>814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39.603">
                <text:p>839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923.656">
                <text:p>923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012.457">
                <text:p>1012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094.011">
                <text:p>1094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175.579">
                <text:p>1175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272.766">
                <text:p>1272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1416.805">
                <text:p>1416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1507.727">
                <text:p>1507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1592.838">
                <text:p>1592.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662.89">
                <text:p>1662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737.147">
                <text:p>1737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885.574">
                <text:p>1885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996.789">
                <text:p>1996.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speedup - double precision</text:p>
        </chart:title>
        <chart:subtitle svg:x="6.157cm" svg:y="1.275cm" chart:style-name="ch3">
          <text:p>shared mem version</text:p>
        </chart:subtitle>
        <chart:legend chart:legend-position="end" svg:x="12.804cm" svg:y="3.664cm" style:legend-expansion="high" chart:style-name="ch4"/>
        <chart:plot-area chart:style-name="ch5" table:cell-range-address="'stdout blocksize 2'.C2:'stdout blocksize 2'.C33 'stdout blocksize 2'.AD1:'stdout blocksize 2'.AD33 'stdout blocksize 4'.AD1:'stdout blocksize 4'.AD17 'stdout blocksize 8'.AD1:'stdout blocksize 8'.AD9" chart:data-source-has-labels="row" svg:x="1.358cm" svg:y="2.318cm" svg:width="10.806cm" svg:height="5.494cm">
          <chartooo:coordinate-region svg:x="1.979cm" svg:y="2.53cm" svg:width="9.998cm" svg:height="4.609cm"/>
          <chart:axis chart:dimension="x" chart:name="primary-x" chart:style-name="ch6">
            <chart:title svg:x="5.381cm" svg:y="7.993cm" chart:style-name="ch7">
              <text:p>network size (sqrt)</text:p>
            </chart:title>
          </chart:axis>
          <chart:axis chart:dimension="y" chart:name="primary-y" chart:style-name="ch6">
            <chart:title svg:x="0.451cm" svg:y="5.929cm" chart:style-name="ch8">
              <text:p>speedup(-)</text:p>
            </chart:title>
            <chart:grid chart:style-name="ch9" chart:class="major"/>
          </chart:axis>
          <chart:series chart:style-name="ch10" chart:values-cell-range-address="'stdout blocksize 2'.AD2:'stdout blocksize 2'.AD33" chart:label-cell-address="'stdout blocksize 2'.AD1:'stdout blocksize 2'.AD1" chart:class="chart:scatter">
            <chart:domain table:cell-range-address="'stdout blocksize 2'.C2:'stdout blocksize 2'.C33"/>
            <chart:data-point chart:repeated="32"/>
          </chart:series>
          <chart:series chart:style-name="ch11" chart:values-cell-range-address="'stdout blocksize 4'.AD2:'stdout blocksize 4'.AD17" chart:label-cell-address="'stdout blocksize 4'.AD1:'stdout blocksize 4'.AD1" chart:class="chart:scatter">
            <chart:domain table:cell-range-address="'stdout blocksize 4'.C2:'stdout blocksize 4'.C17"/>
            <chart:data-point chart:repeated="16"/>
          </chart:series>
          <chart:series chart:style-name="ch12" chart:values-cell-range-address="'stdout blocksize 8'.AD2:'stdout blocksize 8'.AD9" chart:label-cell-address="'stdout blocksize 8'.AD1:'stdout blocksize 8'.AD1" chart:class="chart:scatter">
            <chart:domain table:cell-range-address="'stdout blocksize 8'.C2:'stdout blocksize 8'.C9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lock size 2</text:p>
                <draw:g>
                  <svg:desc>'stdout blocksize 2'.AD1:'stdout blocksize 2'.A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4</text:p>
                <draw:g>
                  <svg:desc>'stdout blocksize 4'.AD1:'stdout blocksize 4'.A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8</text:p>
                <draw:g>
                  <svg:desc>'stdout blocksize 8'.AD1:'stdout blocksize 8'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tdout blocksize 2'.C2:'stdout blocksize 2'.C33</svg:desc>
                </draw:g>
              </table:table-cell>
              <table:table-cell office:value-type="float" office:value="0.110223956748241">
                <text:p>0.110223956748241</text:p>
                <draw:g>
                  <svg:desc>'stdout blocksize 2'.AD2:'stdout blocksize 2'.AD33</svg:desc>
                </draw:g>
              </table:table-cell>
              <table:table-cell office:value-type="float" office:value="4">
                <text:p>4</text:p>
                <draw:g>
                  <svg:desc>'stdout blocksize 4'.C2:'stdout blocksize 4'.C17</svg:desc>
                </draw:g>
              </table:table-cell>
              <table:table-cell office:value-type="float" office:value="0.475977977081308">
                <text:p>0.475977977081308</text:p>
                <draw:g>
                  <svg:desc>'stdout blocksize 4'.AD2:'stdout blocksize 4'.AD17</svg:desc>
                </draw:g>
              </table:table-cell>
              <table:table-cell office:value-type="float" office:value="8">
                <text:p>8</text:p>
                <draw:g>
                  <svg:desc>'stdout blocksize 8'.C2:'stdout blocksize 8'.C9</svg:desc>
                </draw:g>
              </table:table-cell>
              <table:table-cell office:value-type="float" office:value="1.93307109305207">
                <text:p>1.93307109305207</text:p>
                <draw:g>
                  <svg:desc>'stdout blocksize 8'.AD2:'stdout blocksize 8'.A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15200066215769">
                <text:p>0.515200066215769</text:p>
              </table:table-cell>
              <table:table-cell office:value-type="float" office:value="8">
                <text:p>8</text:p>
              </table:table-cell>
              <table:table-cell office:value-type="float" office:value="2.15638863290542">
                <text:p>2.15638863290542</text:p>
              </table:table-cell>
              <table:table-cell office:value-type="float" office:value="16">
                <text:p>16</text:p>
              </table:table-cell>
              <table:table-cell office:value-type="float" office:value="8.29412384464345">
                <text:p>8.29412384464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29413663915202">
                <text:p>1.29413663915202</text:p>
              </table:table-cell>
              <table:table-cell office:value-type="float" office:value="12">
                <text:p>12</text:p>
              </table:table-cell>
              <table:table-cell office:value-type="float" office:value="5.17822297456462">
                <text:p>5.17822297456462</text:p>
              </table:table-cell>
              <table:table-cell office:value-type="float" office:value="24">
                <text:p>24</text:p>
              </table:table-cell>
              <table:table-cell office:value-type="float" office:value="19.5605210430611">
                <text:p>19.5605210430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42323184278498">
                <text:p>2.42323184278498</text:p>
              </table:table-cell>
              <table:table-cell office:value-type="float" office:value="16">
                <text:p>16</text:p>
              </table:table-cell>
              <table:table-cell office:value-type="float" office:value="9.39690187461002">
                <text:p>9.39690187461002</text:p>
              </table:table-cell>
              <table:table-cell office:value-type="float" office:value="32">
                <text:p>32</text:p>
              </table:table-cell>
              <table:table-cell office:value-type="float" office:value="34.6219206160684">
                <text:p>34.6219206160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80267074582438">
                <text:p>3.80267074582438</text:p>
              </table:table-cell>
              <table:table-cell office:value-type="float" office:value="20">
                <text:p>20</text:p>
              </table:table-cell>
              <table:table-cell office:value-type="float" office:value="14.6795740406296">
                <text:p>14.6795740406296</text:p>
              </table:table-cell>
              <table:table-cell office:value-type="float" office:value="40">
                <text:p>40</text:p>
              </table:table-cell>
              <table:table-cell office:value-type="float" office:value="40.2311674293089">
                <text:p>40.2311674293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.51519359581768">
                <text:p>5.51519359581768</text:p>
              </table:table-cell>
              <table:table-cell office:value-type="float" office:value="24">
                <text:p>24</text:p>
              </table:table-cell>
              <table:table-cell office:value-type="float" office:value="21.0815648856967">
                <text:p>21.0815648856967</text:p>
              </table:table-cell>
              <table:table-cell office:value-type="float" office:value="48">
                <text:p>48</text:p>
              </table:table-cell>
              <table:table-cell office:value-type="float" office:value="73.4344838940778">
                <text:p>73.4344838940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.05997523692707">
                <text:p>5.05997523692707</text:p>
              </table:table-cell>
              <table:table-cell office:value-type="float" office:value="28">
                <text:p>28</text:p>
              </table:table-cell>
              <table:table-cell office:value-type="float" office:value="18.6274628583032">
                <text:p>18.6274628583032</text:p>
              </table:table-cell>
              <table:table-cell office:value-type="float" office:value="56">
                <text:p>56</text:p>
              </table:table-cell>
              <table:table-cell office:value-type="float" office:value="65.1448880987541">
                <text:p>65.1448880987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.50697324917343">
                <text:p>6.50697324917343</text:p>
              </table:table-cell>
              <table:table-cell office:value-type="float" office:value="32">
                <text:p>32</text:p>
              </table:table-cell>
              <table:table-cell office:value-type="float" office:value="23.8359028803545">
                <text:p>23.8359028803545</text:p>
              </table:table-cell>
              <table:table-cell office:value-type="float" office:value="64">
                <text:p>64</text:p>
              </table:table-cell>
              <table:table-cell office:value-type="float" office:value="63.4487290732295">
                <text:p>63.4487290732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8.19106079676951">
                <text:p>8.19106079676951</text:p>
              </table:table-cell>
              <table:table-cell office:value-type="float" office:value="36">
                <text:p>36</text:p>
              </table:table-cell>
              <table:table-cell office:value-type="float" office:value="23.332084310653">
                <text:p>23.33208431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.73256308138308">
                <text:p>7.73256308138308</text:p>
              </table:table-cell>
              <table:table-cell office:value-type="float" office:value="40">
                <text:p>40</text:p>
              </table:table-cell>
              <table:table-cell office:value-type="float" office:value="20.9290747242337">
                <text:p>20.929074724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9.23545642104914">
                <text:p>9.23545642104914</text:p>
              </table:table-cell>
              <table:table-cell office:value-type="float" office:value="44">
                <text:p>44</text:p>
              </table:table-cell>
              <table:table-cell office:value-type="float" office:value="24.5592566210611">
                <text:p>24.559256621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9.07520011218496">
                <text:p>9.07520011218496</text:p>
              </table:table-cell>
              <table:table-cell office:value-type="float" office:value="48">
                <text:p>48</text:p>
              </table:table-cell>
              <table:table-cell office:value-type="float" office:value="29.2276882805914">
                <text:p>29.227688280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0.3729725314992">
                <text:p>10.3729725314992</text:p>
              </table:table-cell>
              <table:table-cell office:value-type="float" office:value="52">
                <text:p>52</text:p>
              </table:table-cell>
              <table:table-cell office:value-type="float" office:value="36.6953067271877">
                <text:p>36.695306727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0.4952807523339">
                <text:p>10.4952807523339</text:p>
              </table:table-cell>
              <table:table-cell office:value-type="float" office:value="56">
                <text:p>56</text:p>
              </table:table-cell>
              <table:table-cell office:value-type="float" office:value="36.3984305658358">
                <text:p>36.3984305658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2.824502787633">
                <text:p>12.824502787633</text:p>
              </table:table-cell>
              <table:table-cell office:value-type="float" office:value="60">
                <text:p>60</text:p>
              </table:table-cell>
              <table:table-cell office:value-type="float" office:value="33.5544221971703">
                <text:p>33.554422197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2.4731646971744">
                <text:p>12.4731646971744</text:p>
              </table:table-cell>
              <table:table-cell office:value-type="float" office:value="64">
                <text:p>64</text:p>
              </table:table-cell>
              <table:table-cell office:value-type="float" office:value="33.9219226141289">
                <text:p>33.921922614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2.4848071321819">
                <text:p>12.484807132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9.84710901654944">
                <text:p>9.84710901654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9.27911186047168">
                <text:p>9.279111860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.2098920561265">
                <text:p>10.209892056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10.3272008193527">
                <text:p>10.3272008193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0.1821302040482">
                <text:p>10.182130204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0.9847268446113">
                <text:p>10.9847268446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4.0381930946368">
                <text:p>14.038193094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4.109309173878">
                <text:p>14.10930917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13.7400750279679">
                <text:p>13.740075027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13.9668116310181">
                <text:p>13.966811631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14.2631918625749">
                <text:p>14.2631918625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4.9762413629284">
                <text:p>14.976241362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2.1137825411436">
                <text:p>12.113782541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2.5126274545576">
                <text:p>12.512627454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1.7183152551421">
                <text:p>11.718315255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